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4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Repor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ccff66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4">
      <style:table-cell-properties fo:background-color="#cc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ccff66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4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">
      <style:table-cell-properties fo:background-color="#cc99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3" table:print="false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number-columns-repeated="1014" table:default-cell-style-name="ce2"/>
        <table:table-row table:style-name="ro3">
          <table:table-cell table:style-name="ce1" table:number-columns-repeated="2"/>
          <table:table-cell table:style-name="ce15" office:value-type="string" calcext:value-type="string" table:number-columns-spanned="7" table:number-rows-spanned="1">
            <text:p>Taula 0: Parameters obtained from each airfoil</text:p>
          </table:table-cell>
          <table:covered-table-cell table:number-columns-repeated="6" table:style-name="ce19"/>
          <table:table-cell table:style-name="ce1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1" table:number-columns-repeated="984"/>
        </table:table-row>
        <table:table-row table:style-name="ro3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21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22"/>
          <table:table-cell table:number-columns-repeated="984"/>
        </table:table-row>
        <table:table-row table:style-name="ro3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/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G6040</text:p>
          </table:table-cell>
          <table:table-cell table:style-name="ce10" table:formula="of:=([.K4]+[.Q4]+[.W4]+[.AC4]+[.AI4])/5" office:value-type="float" office:value="44.108" calcext:value-type="float">
            <text:p>44.11</text:p>
          </table:table-cell>
          <table:table-cell table:style-name="ce10" table:formula="of:=([.L4]-[.M4]+[.R4]-[.S4]+[.X4]-[.Y4]+[.AD4]-[.AE4]+[.AJ4]-[.AK4])/5" office:value-type="float" office:value="10.814" calcext:value-type="float">
            <text:p>10.81</text:p>
          </table:table-cell>
          <table:table-cell table:style-name="ce10" table:formula="of:=(ABS([.Y4]-[.M4])+ABS([.Y4]-[.S4])+ABS([.Y4]-[.AE4])+ABS([.Y4]-[.AK4]))/5" office:value-type="float" office:value="0.552" calcext:value-type="float">
            <text:p>0.55</text:p>
          </table:table-cell>
          <table:table-cell table:style-name="ce10" table:formula="of:=(ABS([.W4]-[.K4])+ABS([.W4]-[.Q4])+ABS([.W4]-[.AC4])+ABS([.AI4]-[.W4]))/5" office:value-type="float" office:value="9.862" calcext:value-type="float">
            <text:p>9.86</text:p>
          </table:table-cell>
          <table:table-cell table:style-name="ce10" table:formula="of:=(ABS([.K4]-[.O4])+ABS([.K4]-[.P4])+ABS([.Q4]-[.U4])+ABS([.Q4]-[.V4])+ABS([.W4]-[.AA4])+ABS([.W4]-[.AB4])+ABS([.AC4]-[.AG4])+ABS([.AC4]-[.AH4])+ABS([.AI4]-[.AM4])+ABS([.AI4]-[.AN4]))/10" office:value-type="float" office:value="4.663" calcext:value-type="float">
            <text:p>4.66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table:formula="of:=([.N4]+[.T4]+[.Z4]+[.AF4]+[.AL4])/5" office:value-type="float" office:value="0.874" calcext:value-type="float">
            <text:p>0.87</text:p>
          </table:table-cell>
          <table:table-cell/>
          <table:table-cell table:style-name="ce23" office:value-type="float" office:value="22.34" calcext:value-type="float">
            <text:p>22.34</text:p>
          </table:table-cell>
          <table:table-cell table:style-name="ce27" office:value-type="float" office:value="16.7" calcext:value-type="float">
            <text:p>16.70</text:p>
          </table:table-cell>
          <table:table-cell table:style-name="ce27" office:value-type="float" office:value="6.79" calcext:value-type="float">
            <text:p>6.79</text:p>
          </table:table-cell>
          <table:table-cell table:style-name="ce27" office:value-type="float" office:value="0.8" calcext:value-type="float">
            <text:p>0.80</text:p>
          </table:table-cell>
          <table:table-cell table:style-name="ce27" office:value-type="float" office:value="21.96" calcext:value-type="float">
            <text:p>21.96</text:p>
          </table:table-cell>
          <table:table-cell table:style-name="ce32" office:value-type="float" office:value="20.8" calcext:value-type="float">
            <text:p>20.80</text:p>
          </table:table-cell>
          <table:table-cell table:style-name="ce23" office:value-type="float" office:value="39.16" calcext:value-type="float">
            <text:p>39.16</text:p>
          </table:table-cell>
          <table:table-cell table:style-name="ce27" office:value-type="float" office:value="15" calcext:value-type="float">
            <text:p>15.00</text:p>
          </table:table-cell>
          <table:table-cell table:style-name="ce27" office:value-type="float" office:value="6.12" calcext:value-type="float">
            <text:p>6.12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35.18" calcext:value-type="float">
            <text:p>35.18</text:p>
          </table:table-cell>
          <table:table-cell table:style-name="ce32" office:value-type="float" office:value="35.18" calcext:value-type="float">
            <text:p>35.18</text:p>
          </table:table-cell>
          <table:table-cell table:style-name="ce23" office:value-type="float" office:value="48.23" calcext:value-type="float">
            <text:p>48.23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office:value-type="float" office:value="5.52" calcext:value-type="float">
            <text:p>5.52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43.53" calcext:value-type="float">
            <text:p>43.53</text:p>
          </table:table-cell>
          <table:table-cell table:style-name="ce32" office:value-type="float" office:value="42.5" calcext:value-type="float">
            <text:p>42.50</text:p>
          </table:table-cell>
          <table:table-cell table:style-name="ce23" office:value-type="float" office:value="53.54" calcext:value-type="float">
            <text:p>53.54</text:p>
          </table:table-cell>
          <table:table-cell table:style-name="ce27" office:value-type="float" office:value="17.11" calcext:value-type="float">
            <text:p>17.11</text:p>
          </table:table-cell>
          <table:table-cell table:style-name="ce27" office:value-type="float" office:value="5.15" calcext:value-type="float">
            <text:p>5.15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48" calcext:value-type="float">
            <text:p>48.00</text:p>
          </table:table-cell>
          <table:table-cell table:style-name="ce32" office:value-type="float" office:value="46.6" calcext:value-type="float">
            <text:p>46.60</text:p>
          </table:table-cell>
          <table:table-cell table:style-name="ce24" office:value-type="float" office:value="57.27" calcext:value-type="float">
            <text:p>57.27</text:p>
          </table:table-cell>
          <table:table-cell table:style-name="ce28" office:value-type="float" office:value="17.7" calcext:value-type="float">
            <text:p>17.70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9" calcext:value-type="float">
            <text:p>0.90</text:p>
          </table:table-cell>
          <table:table-cell table:style-name="ce28" office:value-type="float" office:value="50" calcext:value-type="float">
            <text:p>50.00</text:p>
          </table:table-cell>
          <table:table-cell table:style-name="ce33" office:value-type="float" office:value="50.7" calcext:value-type="float">
            <text:p>50.70</text:p>
          </table:table-cell>
          <table:table-cell table:number-columns-repeated="98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formula="of:=([.K5]+[.Q5]+[.W5]+[.AC5]+[.AI5])/5" office:value-type="float" office:value="42.46" calcext:value-type="float">
            <text:p>42.46</text:p>
          </table:table-cell>
          <table:table-cell table:style-name="ce11" table:formula="of:=([.L5]-[.M5]+[.R5]-[.S5]+[.X5]-[.Y5]+[.AD5]-[.AE5]+[.AJ5]-[.AK5])/5" office:value-type="float" office:value="6.016" calcext:value-type="float">
            <text:p>6.02</text:p>
          </table:table-cell>
          <table:table-cell table:style-name="ce11" table:formula="of:=(ABS([.Y5]-[.M5])+ABS([.Y5]-[.S5])+ABS([.Y5]-[.AE5])+ABS([.Y5]-[.AK5]))/5" office:value-type="float" office:value="0.356" calcext:value-type="float">
            <text:p>0.36</text:p>
          </table:table-cell>
          <table:table-cell table:style-name="ce11" table:formula="of:=(ABS([.W5]-[.K5])+ABS([.W5]-[.Q5])+ABS([.W5]-[.AC5])+ABS([.AI5]-[.W5]))/5" office:value-type="float" office:value="7.504" calcext:value-type="float">
            <text:p>7.50</text:p>
          </table:table-cell>
          <table:table-cell table:style-name="ce11" table:formula="of:=(ABS([.K5]-[.O5])+ABS([.K5]-[.P5])+ABS([.Q5]-[.U5])+ABS([.Q5]-[.V5])+ABS([.W5]-[.AA5])+ABS([.W5]-[.AB5])+ABS([.AC5]-[.AG5])+ABS([.AC5]-[.AH5])+ABS([.AI5]-[.AM5])+ABS([.AI5]-[.AN5]))/10" office:value-type="float" office:value="2.139" calcext:value-type="float">
            <text:p>2.14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5]+[.T5]+[.Z5]+[.AF5]+[.AL5])/5" office:value-type="float" office:value="0.892" calcext:value-type="float">
            <text:p>0.89</text:p>
          </table:table-cell>
          <table:table-cell/>
          <table:table-cell table:style-name="ce24" office:value-type="float" office:value="26.99" calcext:value-type="float">
            <text:p>26.99</text:p>
          </table:table-cell>
          <table:table-cell table:style-name="ce28" office:value-type="float" office:value="11.57" calcext:value-type="float">
            <text:p>11.57</text:p>
          </table:table-cell>
          <table:table-cell table:style-name="ce28" office:value-type="float" office:value="5.84" calcext:value-type="float">
            <text:p>5.84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26.18" calcext:value-type="float">
            <text:p>26.18</text:p>
          </table:table-cell>
          <table:table-cell table:style-name="ce33" office:value-type="float" office:value="25.61" calcext:value-type="float">
            <text:p>25.61</text:p>
          </table:table-cell>
          <table:table-cell table:style-name="ce24" office:value-type="float" office:value="37.99" calcext:value-type="float">
            <text:p>37.99</text:p>
          </table:table-cell>
          <table:table-cell table:style-name="ce28" office:value-type="float" office:value="12.38" calcext:value-type="float">
            <text:p>12.38</text:p>
          </table:table-cell>
          <table:table-cell table:style-name="ce28" office:value-type="float" office:value="6.69" calcext:value-type="float">
            <text:p>6.69</text:p>
          </table:table-cell>
          <table:table-cell table:style-name="ce28" office:value-type="float" office:value="0.88" calcext:value-type="float">
            <text:p>0.88</text:p>
          </table:table-cell>
          <table:table-cell table:style-name="ce28" office:value-type="float" office:value="36.6" calcext:value-type="float">
            <text:p>36.60</text:p>
          </table:table-cell>
          <table:table-cell table:style-name="ce33" office:value-type="float" office:value="36.37" calcext:value-type="float">
            <text:p>36.37</text:p>
          </table:table-cell>
          <table:table-cell table:style-name="ce24" office:value-type="float" office:value="44.82" calcext:value-type="float">
            <text:p>44.82</text:p>
          </table:table-cell>
          <table:table-cell table:style-name="ce28" office:value-type="float" office:value="12.98" calcext:value-type="float">
            <text:p>12.98</text:p>
          </table:table-cell>
          <table:table-cell table:style-name="ce28" office:value-type="float" office:value="7.05" calcext:value-type="float">
            <text:p>7.05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42.51" calcext:value-type="float">
            <text:p>42.51</text:p>
          </table:table-cell>
          <table:table-cell table:style-name="ce33" office:value-type="float" office:value="42.05" calcext:value-type="float">
            <text:p>42.05</text:p>
          </table:table-cell>
          <table:table-cell table:style-name="ce24" office:value-type="float" office:value="49.34" calcext:value-type="float">
            <text:p>49.34</text:p>
          </table:table-cell>
          <table:table-cell table:style-name="ce28" office:value-type="float" office:value="13.52" calcext:value-type="float">
            <text:p>13.52</text:p>
          </table:table-cell>
          <table:table-cell table:style-name="ce28" office:value-type="float" office:value="7.12" calcext:value-type="float">
            <text:p>7.12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46.68" calcext:value-type="float">
            <text:p>46.68</text:p>
          </table:table-cell>
          <table:table-cell table:style-name="ce33" office:value-type="float" office:value="46.56" calcext:value-type="float">
            <text:p>46.56</text:p>
          </table:table-cell>
          <table:table-cell table:style-name="ce24" office:value-type="float" office:value="53.16" calcext:value-type="float">
            <text:p>53.16</text:p>
          </table:table-cell>
          <table:table-cell table:style-name="ce28" office:value-type="float" office:value="13.52" calcext:value-type="float">
            <text:p>13.52</text:p>
          </table:table-cell>
          <table:table-cell table:style-name="ce28" office:value-type="float" office:value="7.19" calcext:value-type="float">
            <text:p>7.19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0.5" calcext:value-type="float">
            <text:p>50.50</text:p>
          </table:table-cell>
          <table:table-cell table:style-name="ce33" office:value-type="float" office:value="50.15" calcext:value-type="float">
            <text:p>50.15</text:p>
          </table:table-cell>
          <table:table-cell table:number-columns-repeated="984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SG6042</text:p>
          </table:table-cell>
          <table:table-cell table:style-name="ce12" table:formula="of:=([.K6]+[.Q6]+[.W6]+[.AC6]+[.AI6])/5" office:value-type="float" office:value="48.888" calcext:value-type="float">
            <text:p>48.89</text:p>
          </table:table-cell>
          <table:table-cell table:style-name="ce12" table:formula="of:=([.L6]-[.M6]+[.R6]-[.S6]+[.X6]-[.Y6]+[.AD6]-[.AE6]+[.AJ6]-[.AK6])/5" office:value-type="float" office:value="9.238" calcext:value-type="float">
            <text:p>9.24</text:p>
          </table:table-cell>
          <table:table-cell table:style-name="ce12" table:formula="of:=(ABS([.Y6]-[.M6])+ABS([.Y6]-[.S6])+ABS([.Y6]-[.AE6])+ABS([.Y6]-[.AK6]))/5" office:value-type="float" office:value="0.642" calcext:value-type="float">
            <text:p>0.64</text:p>
          </table:table-cell>
          <table:table-cell table:style-name="ce12" table:formula="of:=(ABS([.W6]-[.K6])+ABS([.W6]-[.Q6])+ABS([.W6]-[.AC6])+ABS([.AI6]-[.W6]))/5" office:value-type="float" office:value="8.01" calcext:value-type="float">
            <text:p>8.01</text:p>
          </table:table-cell>
          <table:table-cell table:style-name="ce12" table:formula="of:=(ABS([.K6]-[.O6])+ABS([.K6]-[.P6])+ABS([.Q6]-[.U6])+ABS([.Q6]-[.V6])+ABS([.W6]-[.AA6])+ABS([.W6]-[.AB6])+ABS([.AC6]-[.AG6])+ABS([.AC6]-[.AH6])+ABS([.AI6]-[.AM6])+ABS([.AI6]-[.AN6]))/10" office:value-type="float" office:value="2.569" calcext:value-type="float">
            <text:p>2.57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table:formula="of:=([.N6]+[.T6]+[.Z6]+[.AF6]+[.AL6])/5" office:value-type="float" office:value="0.85" calcext:value-type="float">
            <text:p>0.85</text:p>
          </table:table-cell>
          <table:table-cell/>
          <table:table-cell table:style-name="ce24" office:value-type="float" office:value="31.49" calcext:value-type="float">
            <text:p>31.49</text:p>
          </table:table-cell>
          <table:table-cell table:style-name="ce28" office:value-type="float" office:value="12.33" calcext:value-type="float">
            <text:p>12.33</text:p>
          </table:table-cell>
          <table:table-cell table:style-name="ce28" office:value-type="float" office:value="5.08" calcext:value-type="float">
            <text:p>5.08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29.27" calcext:value-type="float">
            <text:p>29.27</text:p>
          </table:table-cell>
          <table:table-cell table:style-name="ce33" office:value-type="float" office:value="27.27" calcext:value-type="float">
            <text:p>27.27</text:p>
          </table:table-cell>
          <table:table-cell table:style-name="ce24" office:value-type="float" office:value="44.6" calcext:value-type="float">
            <text:p>44.60</text:p>
          </table:table-cell>
          <table:table-cell table:style-name="ce28" office:value-type="float" office:value="13.15" calcext:value-type="float">
            <text:p>13.15</text:p>
          </table:table-cell>
          <table:table-cell table:style-name="ce28" office:value-type="float" office:value="3.51" calcext:value-type="float">
            <text:p>3.51</text:p>
          </table:table-cell>
          <table:table-cell table:style-name="ce28" office:value-type="float" office:value="0.76" calcext:value-type="float">
            <text:p>0.76</text:p>
          </table:table-cell>
          <table:table-cell table:style-name="ce28" office:value-type="float" office:value="43.87" calcext:value-type="float">
            <text:p>43.87</text:p>
          </table:table-cell>
          <table:table-cell table:style-name="ce33" office:value-type="float" office:value="36.5" calcext:value-type="float">
            <text:p>36.50</text:p>
          </table:table-cell>
          <table:table-cell table:style-name="ce24" office:value-type="float" office:value="52.21" calcext:value-type="float">
            <text:p>52.21</text:p>
          </table:table-cell>
          <table:table-cell table:style-name="ce28" office:value-type="float" office:value="14.12" calcext:value-type="float">
            <text:p>14.12</text:p>
          </table:table-cell>
          <table:table-cell table:style-name="ce28" office:value-type="float" office:value="3.66" calcext:value-type="float">
            <text:p>3.66</text:p>
          </table:table-cell>
          <table:table-cell table:style-name="ce28" office:value-type="float" office:value="0.82" calcext:value-type="float">
            <text:p>0.82</text:p>
          </table:table-cell>
          <table:table-cell table:style-name="ce28" office:value-type="float" office:value="51.05" calcext:value-type="float">
            <text:p>51.05</text:p>
          </table:table-cell>
          <table:table-cell table:style-name="ce33" office:value-type="float" office:value="48.4" calcext:value-type="float">
            <text:p>48.40</text:p>
          </table:table-cell>
          <table:table-cell table:style-name="ce24" office:value-type="float" office:value="56.33" calcext:value-type="float">
            <text:p>56.33</text:p>
          </table:table-cell>
          <table:table-cell table:style-name="ce28" office:value-type="float" office:value="14.35" calcext:value-type="float">
            <text:p>14.35</text:p>
          </table:table-cell>
          <table:table-cell table:style-name="ce28" office:value-type="float" office:value="3.96" calcext:value-type="float">
            <text:p>3.96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55.38" calcext:value-type="float">
            <text:p>55.38</text:p>
          </table:table-cell>
          <table:table-cell table:style-name="ce33" office:value-type="float" office:value="55" calcext:value-type="float">
            <text:p>55.00</text:p>
          </table:table-cell>
          <table:table-cell table:style-name="ce24" office:value-type="float" office:value="59.81" calcext:value-type="float">
            <text:p>59.81</text:p>
          </table:table-cell>
          <table:table-cell table:style-name="ce28" office:value-type="float" office:value="13.45" calcext:value-type="float">
            <text:p>13.45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58.12" calcext:value-type="float">
            <text:p>58.12</text:p>
          </table:table-cell>
          <table:table-cell table:style-name="ce33" office:value-type="float" office:value="58.33" calcext:value-type="float">
            <text:p>58.33</text:p>
          </table:table-cell>
          <table:table-cell table:number-columns-repeated="98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([.K7]+[.Q7]+[.W7]+[.AC7]+[.AI7])/5" office:value-type="float" office:value="57.734" calcext:value-type="float">
            <text:p>57.73</text:p>
          </table:table-cell>
          <table:table-cell table:style-name="ce11" table:formula="of:=([.L7]-[.M7]+[.R7]-[.S7]+[.X7]-[.Y7]+[.AD7]-[.AE7]+[.AJ7]-[.AK7])/5" office:value-type="float" office:value="10.964" calcext:value-type="float">
            <text:p>10.96</text:p>
          </table:table-cell>
          <table:table-cell table:style-name="ce11" table:formula="of:=(ABS([.Y7]-[.M7])+ABS([.Y7]-[.S7])+ABS([.Y7]-[.AE7])+ABS([.Y7]-[.AK7]))/5" office:value-type="float" office:value="0.944" calcext:value-type="float">
            <text:p>0.94</text:p>
          </table:table-cell>
          <table:table-cell table:style-name="ce11" table:formula="of:=(ABS([.W7]-[.K7])+ABS([.W7]-[.Q7])+ABS([.W7]-[.AC7])+ABS([.AI7]-[.W7]))/5" office:value-type="float" office:value="11.866" calcext:value-type="float">
            <text:p>11.87</text:p>
          </table:table-cell>
          <table:table-cell table:style-name="ce11" table:formula="of:=(ABS([.K7]-[.O7])+ABS([.K7]-[.P7])+ABS([.Q7]-[.U7])+ABS([.Q7]-[.V7])+ABS([.W7]-[.AA7])+ABS([.W7]-[.AB7])+ABS([.AC7]-[.AG7])+ABS([.AC7]-[.AH7])+ABS([.AI7]-[.AM7])+ABS([.AI7]-[.AN7]))/10" office:value-type="float" office:value="5.585" calcext:value-type="float">
            <text:p>5.59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7]+[.T7]+[.Z7]+[.AF7]+[.AL7])/5" office:value-type="float" office:value="0.974" calcext:value-type="float">
            <text:p>0.97</text:p>
          </table:table-cell>
          <table:table-cell/>
          <table:table-cell table:style-name="ce24" office:value-type="float" office:value="31.65" calcext:value-type="float">
            <text:p>31.65</text:p>
          </table:table-cell>
          <table:table-cell table:style-name="ce28" office:value-type="float" office:value="13.53" calcext:value-type="float">
            <text:p>13.53</text:p>
          </table:table-cell>
          <table:table-cell table:style-name="ce28" office:value-type="float" office:value="5.9" calcext:value-type="float">
            <text:p>5.90</text:p>
          </table:table-cell>
          <table:table-cell table:style-name="ce28" office:value-type="float" office:value="1.05" calcext:value-type="float">
            <text:p>1.05</text:p>
          </table:table-cell>
          <table:table-cell table:style-name="ce28" office:value-type="float" office:value="28.4" calcext:value-type="float">
            <text:p>28.40</text:p>
          </table:table-cell>
          <table:table-cell table:style-name="ce33" office:value-type="float" office:value="29" calcext:value-type="float">
            <text:p>29.00</text:p>
          </table:table-cell>
          <table:table-cell table:style-name="ce24" office:value-type="float" office:value="51.27" calcext:value-type="float">
            <text:p>51.27</text:p>
          </table:table-cell>
          <table:table-cell table:style-name="ce28" office:value-type="float" office:value="13.68" calcext:value-type="float">
            <text:p>13.68</text:p>
          </table:table-cell>
          <table:table-cell table:style-name="ce28" office:value-type="float" office:value="3.8" calcext:value-type="float">
            <text:p>3.80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47.42" calcext:value-type="float">
            <text:p>47.42</text:p>
          </table:table-cell>
          <table:table-cell table:style-name="ce33" office:value-type="float" office:value="46.25" calcext:value-type="float">
            <text:p>46.25</text:p>
          </table:table-cell>
          <table:table-cell table:style-name="ce24" office:value-type="float" office:value="63.5" calcext:value-type="float">
            <text:p>63.50</text:p>
          </table:table-cell>
          <table:table-cell table:style-name="ce28" office:value-type="float" office:value="14.8" calcext:value-type="float">
            <text:p>14.80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8.31" calcext:value-type="float">
            <text:p>58.31</text:p>
          </table:table-cell>
          <table:table-cell table:style-name="ce33" office:value-type="float" office:value="56.33" calcext:value-type="float">
            <text:p>56.33</text:p>
          </table:table-cell>
          <table:table-cell table:style-name="ce24" office:value-type="float" office:value="69.33" calcext:value-type="float">
            <text:p>69.33</text:p>
          </table:table-cell>
          <table:table-cell table:style-name="ce28" office:value-type="float" office:value="15.17" calcext:value-type="float">
            <text:p>15.17</text:p>
          </table:table-cell>
          <table:table-cell table:style-name="ce28" office:value-type="float" office:value="2.69" calcext:value-type="float">
            <text:p>2.6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64.13" calcext:value-type="float">
            <text:p>64.13</text:p>
          </table:table-cell>
          <table:table-cell table:style-name="ce33" office:value-type="float" office:value="61.28" calcext:value-type="float">
            <text:p>61.28</text:p>
          </table:table-cell>
          <table:table-cell table:style-name="ce24" office:value-type="float" office:value="72.92" calcext:value-type="float">
            <text:p>72.92</text:p>
          </table:table-cell>
          <table:table-cell table:style-name="ce28" office:value-type="float" office:value="15.32" calcext:value-type="float">
            <text:p>15.32</text:p>
          </table:table-cell>
          <table:table-cell table:style-name="ce28" office:value-type="float" office:value="2.29" calcext:value-type="float">
            <text:p>2.29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68.96" calcext:value-type="float">
            <text:p>68.96</text:p>
          </table:table-cell>
          <table:table-cell table:style-name="ce33" office:value-type="float" office:value="61.41" calcext:value-type="float">
            <text:p>61.41</text:p>
          </table:table-cell>
          <table:table-cell table:number-columns-repeated="984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S833</text:p>
          </table:table-cell>
          <table:table-cell table:style-name="ce13" table:formula="of:=([.K8]+[.Q8]+[.W8]+[.AC8]+[.AI8])/5" office:value-type="float" office:value="31.134" calcext:value-type="float">
            <text:p>31.13</text:p>
          </table:table-cell>
          <table:table-cell table:style-name="ce13" table:formula="of:=([.L8]-[.M8]+[.R8]-[.S8]+[.X8]-[.Y8]+[.AD8]-[.AE8]+[.AJ8]-[.AK8])/5" office:value-type="float" office:value="8.59" calcext:value-type="float">
            <text:p>8.59</text:p>
          </table:table-cell>
          <table:table-cell table:style-name="ce13" table:formula="of:=(ABS([.Y8]-[.M8])+ABS([.Y8]-[.S8])+ABS([.Y8]-[.AE8])+ABS([.Y8]-[.AK8]))/5" office:value-type="float" office:value="0.686" calcext:value-type="float">
            <text:p>0.69</text:p>
          </table:table-cell>
          <table:table-cell table:style-name="ce13" table:formula="of:=(ABS([.W8]-[.K8])+ABS([.W8]-[.Q8])+ABS([.W8]-[.AC8])+ABS([.AI8]-[.W8]))/5" office:value-type="float" office:value="6.324" calcext:value-type="float">
            <text:p>6.32</text:p>
          </table:table-cell>
          <table:table-cell table:style-name="ce13" table:formula="of:=(ABS([.K8]-[.O8])+ABS([.K8]-[.P8])+ABS([.Q8]-[.U8])+ABS([.Q8]-[.V8])+ABS([.W8]-[.AA8])+ABS([.W8]-[.AB8])+ABS([.AC8]-[.AG8])+ABS([.AC8]-[.AH8])+ABS([.AI8]-[.AM8])+ABS([.AI8]-[.AN8]))/10" office:value-type="float" office:value="1.324" calcext:value-type="float">
            <text:p>1.32</text:p>
          </table:table-cell>
          <table:table-cell table:style-name="ce13" office:value-type="float" office:value="18" calcext:value-type="float">
            <text:p>18.00</text:p>
          </table:table-cell>
          <table:table-cell table:style-name="ce13" table:formula="of:=([.N8]+[.T8]+[.Z8]+[.AF8]+[.AL8])/5" office:value-type="float" office:value="0.746" calcext:value-type="float">
            <text:p>0.75</text:p>
          </table:table-cell>
          <table:table-cell/>
          <table:table-cell table:style-name="ce24" office:value-type="float" office:value="18" calcext:value-type="float">
            <text:p>18.00</text:p>
          </table:table-cell>
          <table:table-cell table:style-name="ce28" office:value-type="float" office:value="14.42" calcext:value-type="float">
            <text:p>14.42</text:p>
          </table:table-cell>
          <table:table-cell table:style-name="ce28" office:value-type="float" office:value="7.76" calcext:value-type="float">
            <text:p>7.76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16.99" calcext:value-type="float">
            <text:p>16.99</text:p>
          </table:table-cell>
          <table:table-cell table:style-name="ce33" office:value-type="float" office:value="15.09" calcext:value-type="float">
            <text:p>15.09</text:p>
          </table:table-cell>
          <table:table-cell table:style-name="ce24" office:value-type="float" office:value="27.15" calcext:value-type="float">
            <text:p>27.15</text:p>
          </table:table-cell>
          <table:table-cell table:style-name="ce28" office:value-type="float" office:value="14.27" calcext:value-type="float">
            <text:p>14.27</text:p>
          </table:table-cell>
          <table:table-cell table:style-name="ce28" office:value-type="float" office:value="7.46" calcext:value-type="float">
            <text:p>7.46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25.75" calcext:value-type="float">
            <text:p>25.75</text:p>
          </table:table-cell>
          <table:table-cell table:style-name="ce33" office:value-type="float" office:value="26.59" calcext:value-type="float">
            <text:p>26.59</text:p>
          </table:table-cell>
          <table:table-cell table:style-name="ce24" office:value-type="float" office:value="33.75" calcext:value-type="float">
            <text:p>33.75</text:p>
          </table:table-cell>
          <table:table-cell table:style-name="ce28" office:value-type="float" office:value="15.1" calcext:value-type="float">
            <text:p>15.10</text:p>
          </table:table-cell>
          <table:table-cell table:style-name="ce28" office:value-type="float" office:value="6.19" calcext:value-type="float">
            <text:p>6.19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32.74" calcext:value-type="float">
            <text:p>32.74</text:p>
          </table:table-cell>
          <table:table-cell table:style-name="ce33" office:value-type="float" office:value="32.52" calcext:value-type="float">
            <text:p>32.52</text:p>
          </table:table-cell>
          <table:table-cell table:style-name="ce24" office:value-type="float" office:value="37.1" calcext:value-type="float">
            <text:p>37.10</text:p>
          </table:table-cell>
          <table:table-cell table:style-name="ce28" office:value-type="float" office:value="15.84" calcext:value-type="float">
            <text:p>15.84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36.2" calcext:value-type="float">
            <text:p>36.20</text:p>
          </table:table-cell>
          <table:table-cell table:style-name="ce33" office:value-type="float" office:value="36.12" calcext:value-type="float">
            <text:p>36.12</text:p>
          </table:table-cell>
          <table:table-cell table:style-name="ce24" office:value-type="float" office:value="39.67" calcext:value-type="float">
            <text:p>39.67</text:p>
          </table:table-cell>
          <table:table-cell table:style-name="ce28" office:value-type="float" office:value="16.52" calcext:value-type="float">
            <text:p>16.52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0.77" calcext:value-type="float">
            <text:p>0.77</text:p>
          </table:table-cell>
          <table:table-cell table:style-name="ce28" office:value-type="float" office:value="37.88" calcext:value-type="float">
            <text:p>37.88</text:p>
          </table:table-cell>
          <table:table-cell table:style-name="ce33" office:value-type="float" office:value="38.22" calcext:value-type="float">
            <text:p>38.22</text:p>
          </table:table-cell>
          <table:table-cell table:number-columns-repeated="984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S834</text:p>
          </table:table-cell>
          <table:table-cell table:style-name="ce13" table:formula="of:=([.K9]+[.Q9]+[.W9]+[.AC9]+[.AI9])/5" office:value-type="float" office:value="32.304" calcext:value-type="float">
            <text:p>32.30</text:p>
          </table:table-cell>
          <table:table-cell table:style-name="ce13" table:formula="of:=([.L9]-[.M9]+[.R9]-[.S9]+[.X9]-[.Y9]+[.AD9]-[.AE9]+[.AJ9]-[.AK9])/5" office:value-type="float" office:value="7.618" calcext:value-type="float">
            <text:p>7.62</text:p>
          </table:table-cell>
          <table:table-cell table:style-name="ce13" table:formula="of:=(ABS([.Y9]-[.M9])+ABS([.Y9]-[.S9])+ABS([.Y9]-[.AE9])+ABS([.Y9]-[.AK9]))/5" office:value-type="float" office:value="0.328" calcext:value-type="float">
            <text:p>0.33</text:p>
          </table:table-cell>
          <table:table-cell table:style-name="ce13" table:formula="of:=(ABS([.W9]-[.K9])+ABS([.W9]-[.Q9])+ABS([.W9]-[.AC9])+ABS([.AI9]-[.W9]))/5" office:value-type="float" office:value="5.956" calcext:value-type="float">
            <text:p>5.96</text:p>
          </table:table-cell>
          <table:table-cell table:style-name="ce13" table:formula="of:=(ABS([.K9]-[.O9])+ABS([.K9]-[.P9])+ABS([.Q9]-[.U9])+ABS([.Q9]-[.V9])+ABS([.W9]-[.AA9])+ABS([.W9]-[.AB9])+ABS([.AC9]-[.AG9])+ABS([.AC9]-[.AH9])+ABS([.AI9]-[.AM9])+ABS([.AI9]-[.AN9]))/10" office:value-type="float" office:value="1.323" calcext:value-type="float">
            <text:p>1.32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table:formula="of:=([.N9]+[.T9]+[.Z9]+[.AF9]+[.AL9])/5" office:value-type="float" office:value="0.688" calcext:value-type="float">
            <text:p>0.69</text:p>
          </table:table-cell>
          <table:table-cell/>
          <table:table-cell table:style-name="ce24" office:value-type="float" office:value="20.3" calcext:value-type="float">
            <text:p>20.30</text:p>
          </table:table-cell>
          <table:table-cell table:style-name="ce28" office:value-type="float" office:value="13.38" calcext:value-type="float">
            <text:p>13.38</text:p>
          </table:table-cell>
          <table:table-cell table:style-name="ce28" office:value-type="float" office:value="7.02" calcext:value-type="float">
            <text:p>7.02</text:p>
          </table:table-cell>
          <table:table-cell table:style-name="ce28" office:value-type="float" office:value="0.64" calcext:value-type="float">
            <text:p>0.64</text:p>
          </table:table-cell>
          <table:table-cell table:style-name="ce28" office:value-type="float" office:value="18.95" calcext:value-type="float">
            <text:p>18.95</text:p>
          </table:table-cell>
          <table:table-cell table:style-name="ce33" office:value-type="float" office:value="15.57" calcext:value-type="float">
            <text:p>15.57</text:p>
          </table:table-cell>
          <table:table-cell table:style-name="ce24" office:value-type="float" office:value="28.31" calcext:value-type="float">
            <text:p>28.31</text:p>
          </table:table-cell>
          <table:table-cell table:style-name="ce28" office:value-type="float" office:value="13.38" calcext:value-type="float">
            <text:p>13.38</text:p>
          </table:table-cell>
          <table:table-cell table:style-name="ce28" office:value-type="float" office:value="7.31" calcext:value-type="float">
            <text:p>7.31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27.3" calcext:value-type="float">
            <text:p>27.30</text:p>
          </table:table-cell>
          <table:table-cell table:style-name="ce33" office:value-type="float" office:value="27.7" calcext:value-type="float">
            <text:p>27.70</text:p>
          </table:table-cell>
          <table:table-cell table:style-name="ce24" office:value-type="float" office:value="34.52" calcext:value-type="float">
            <text:p>34.52</text:p>
          </table:table-cell>
          <table:table-cell table:style-name="ce28" office:value-type="float" office:value="14.5" calcext:value-type="float">
            <text:p>14.50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3.5" calcext:value-type="float">
            <text:p>33.50</text:p>
          </table:table-cell>
          <table:table-cell table:style-name="ce33" office:value-type="float" office:value="33.61" calcext:value-type="float">
            <text:p>33.61</text:p>
          </table:table-cell>
          <table:table-cell table:style-name="ce24" office:value-type="float" office:value="37.9" calcext:value-type="float">
            <text:p>37.90</text:p>
          </table:table-cell>
          <table:table-cell table:style-name="ce28" office:value-type="float" office:value="15.1" calcext:value-type="float">
            <text:p>15.10</text:p>
          </table:table-cell>
          <table:table-cell table:style-name="ce28" office:value-type="float" office:value="6.27" calcext:value-type="float">
            <text:p>6.27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6.77" calcext:value-type="float">
            <text:p>36.77</text:p>
          </table:table-cell>
          <table:table-cell table:style-name="ce33" office:value-type="float" office:value="37.34" calcext:value-type="float">
            <text:p>37.34</text:p>
          </table:table-cell>
          <table:table-cell table:style-name="ce24" office:value-type="float" office:value="40.49" calcext:value-type="float">
            <text:p>40.49</text:p>
          </table:table-cell>
          <table:table-cell table:style-name="ce28" office:value-type="float" office:value="15.17" calcext:value-type="float">
            <text:p>15.17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39.25" calcext:value-type="float">
            <text:p>39.25</text:p>
          </table:table-cell>
          <table:table-cell table:style-name="ce33" office:value-type="float" office:value="39.82" calcext:value-type="float">
            <text:p>39.82</text:p>
          </table:table-cell>
          <table:table-cell table:number-columns-repeated="984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S835</text:p>
          </table:table-cell>
          <table:table-cell table:style-name="ce12" table:formula="of:=([.K10]+[.Q10]+[.W10]+[.AC10]+[.AI10])/5" office:value-type="float" office:value="27.956" calcext:value-type="float">
            <text:p>27.96</text:p>
          </table:table-cell>
          <table:table-cell table:style-name="ce12" table:formula="of:=([.L10]-[.M10]+[.R10]-[.S10]+[.X10]-[.Y10]+[.AD10]-[.AE10]+[.AJ10]-[.AK10])/5" office:value-type="float" office:value="10.034" calcext:value-type="float">
            <text:p>10.03</text:p>
          </table:table-cell>
          <table:table-cell table:style-name="ce12" table:formula="of:=(ABS([.Y10]-[.M10])+ABS([.Y10]-[.S10])+ABS([.Y10]-[.AE10])+ABS([.Y10]-[.AK10]))/5" office:value-type="float" office:value="0.596" calcext:value-type="float">
            <text:p>0.60</text:p>
          </table:table-cell>
          <table:table-cell table:style-name="ce12" table:formula="of:=(ABS([.W10]-[.K10])+ABS([.W10]-[.Q10])+ABS([.W10]-[.AC10])+ABS([.AI10]-[.W10]))/5" office:value-type="float" office:value="6.004" calcext:value-type="float">
            <text:p>6.00</text:p>
          </table:table-cell>
          <table:table-cell table:style-name="ce12" table:formula="of:=(ABS([.K10]-[.O10])+ABS([.K10]-[.P10])+ABS([.Q10]-[.U10])+ABS([.Q10]-[.V10])+ABS([.W10]-[.AA10])+ABS([.W10]-[.AB10])+ABS([.AC10]-[.AG10])+ABS([.AC10]-[.AH10])+ABS([.AI10]-[.AM10])+ABS([.AI10]-[.AN10]))/10" office:value-type="float" office:value="1.9719" calcext:value-type="float">
            <text:p>1.97</text:p>
          </table:table-cell>
          <table:table-cell table:style-name="ce12" office:value-type="float" office:value="21" calcext:value-type="float">
            <text:p>21.00</text:p>
          </table:table-cell>
          <table:table-cell table:style-name="ce12" table:formula="of:=([.N10]+[.T10]+[.Z10]+[.AF10]+[.AL10])/5" office:value-type="float" office:value="0.67" calcext:value-type="float">
            <text:p>0.67</text:p>
          </table:table-cell>
          <table:table-cell/>
          <table:table-cell table:style-name="ce24" office:value-type="float" office:value="15.21" calcext:value-type="float">
            <text:p>15.21</text:p>
          </table:table-cell>
          <table:table-cell table:style-name="ce28" office:value-type="float" office:value="15.62" calcext:value-type="float">
            <text:p>15.62</text:p>
          </table:table-cell>
          <table:table-cell table:style-name="ce28" office:value-type="float" office:value="8.36" calcext:value-type="float">
            <text:p>8.36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14.321" calcext:value-type="float">
            <text:p>14.32</text:p>
          </table:table-cell>
          <table:table-cell table:style-name="ce33" office:value-type="float" office:value="12.81" calcext:value-type="float">
            <text:p>12.81</text:p>
          </table:table-cell>
          <table:table-cell table:style-name="ce24" office:value-type="float" office:value="24.41" calcext:value-type="float">
            <text:p>24.41</text:p>
          </table:table-cell>
          <table:table-cell table:style-name="ce28" office:value-type="float" office:value="15.54" calcext:value-type="float">
            <text:p>15.54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0.64" calcext:value-type="float">
            <text:p>0.64</text:p>
          </table:table-cell>
          <table:table-cell table:style-name="ce28" office:value-type="float" office:value="23.81" calcext:value-type="float">
            <text:p>23.81</text:p>
          </table:table-cell>
          <table:table-cell table:style-name="ce33" office:value-type="float" office:value="20.31" calcext:value-type="float">
            <text:p>20.31</text:p>
          </table:table-cell>
          <table:table-cell table:style-name="ce24" office:value-type="float" office:value="30.52" calcext:value-type="float">
            <text:p>30.52</text:p>
          </table:table-cell>
          <table:table-cell table:style-name="ce28" office:value-type="float" office:value="15.84" calcext:value-type="float">
            <text:p>15.84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67" calcext:value-type="float">
            <text:p>0.67</text:p>
          </table:table-cell>
          <table:table-cell table:style-name="ce28" office:value-type="float" office:value="29.82" calcext:value-type="float">
            <text:p>29.82</text:p>
          </table:table-cell>
          <table:table-cell table:style-name="ce33" office:value-type="float" office:value="28.41" calcext:value-type="float">
            <text:p>28.41</text:p>
          </table:table-cell>
          <table:table-cell table:style-name="ce24" office:value-type="float" office:value="33.82" calcext:value-type="float">
            <text:p>33.82</text:p>
          </table:table-cell>
          <table:table-cell table:style-name="ce28" office:value-type="float" office:value="17.11" calcext:value-type="float">
            <text:p>17.11</text:p>
          </table:table-cell>
          <table:table-cell table:style-name="ce28" office:value-type="float" office:value="5.6" calcext:value-type="float">
            <text:p>5.60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3.01" calcext:value-type="float">
            <text:p>33.01</text:p>
          </table:table-cell>
          <table:table-cell table:style-name="ce33" office:value-type="float" office:value="28.11" calcext:value-type="float">
            <text:p>28.11</text:p>
          </table:table-cell>
          <table:table-cell table:style-name="ce24" office:value-type="float" office:value="35.82" calcext:value-type="float">
            <text:p>35.82</text:p>
          </table:table-cell>
          <table:table-cell table:style-name="ce28" office:value-type="float" office:value="17.56" calcext:value-type="float">
            <text:p>17.56</text:p>
          </table:table-cell>
          <table:table-cell table:style-name="ce28" office:value-type="float" office:value="5.75" calcext:value-type="float">
            <text:p>5.75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4.82" calcext:value-type="float">
            <text:p>34.82</text:p>
          </table:table-cell>
          <table:table-cell table:style-name="ce33" office:value-type="float" office:value="34.42" calcext:value-type="float">
            <text:p>34.42</text:p>
          </table:table-cell>
          <table:table-cell table:number-columns-repeated="98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([.K11]+[.Q11]+[.W11]+[.AC11]+[.AI11])/5" office:value-type="float" office:value="62.472" calcext:value-type="float">
            <text:p>62.47</text:p>
          </table:table-cell>
          <table:table-cell table:style-name="ce11" table:formula="of:=([.L11]-[.M11]+[.R11]-[.S11]+[.X11]-[.Y11]+[.AD11]-[.AE11]+[.AJ11]-[.AK11])/5" office:value-type="float" office:value="6.316" calcext:value-type="float">
            <text:p>6.32</text:p>
          </table:table-cell>
          <table:table-cell table:style-name="ce11" table:formula="of:=(ABS([.Y11]-[.M11])+ABS([.Y11]-[.S11])+ABS([.Y11]-[.AE11])+ABS([.Y11]-[.AK11]))/5" office:value-type="float" office:value="0.314" calcext:value-type="float">
            <text:p>0.31</text:p>
          </table:table-cell>
          <table:table-cell table:style-name="ce11" table:formula="of:=(ABS([.W11]-[.K11])+ABS([.W11]-[.Q11])+ABS([.W11]-[.AC11])+ABS([.AI11]-[.W11]))/5" office:value-type="float" office:value="12.13" calcext:value-type="float">
            <text:p>12.13</text:p>
          </table:table-cell>
          <table:table-cell table:style-name="ce11" table:formula="of:=(ABS([.K11]-[.O11])+ABS([.K11]-[.P11])+ABS([.Q11]-[.U11])+ABS([.Q11]-[.V11])+ABS([.W11]-[.AA11])+ABS([.W11]-[.AB11])+ABS([.AC11]-[.AG11])+ABS([.AC11]-[.AH11])+ABS([.AI11]-[.AM11])+ABS([.AI11]-[.AN11]))/10" office:value-type="float" office:value="4.804" calcext:value-type="float">
            <text:p>4.80</text:p>
          </table:table-cell>
          <table:table-cell table:style-name="ce11" office:value-type="float" office:value="12" calcext:value-type="float">
            <text:p>12.00</text:p>
          </table:table-cell>
          <table:table-cell table:style-name="ce11" table:formula="of:=([.N11]+[.T11]+[.Z11]+[.AF11]+[.AL11])/5" office:value-type="float" office:value="1.398" calcext:value-type="float">
            <text:p>1.40</text:p>
          </table:table-cell>
          <table:table-cell/>
          <table:table-cell table:style-name="ce24" office:value-type="float" office:value="36.14" calcext:value-type="float">
            <text:p>36.14</text:p>
          </table:table-cell>
          <table:table-cell table:style-name="ce28" office:value-type="float" office:value="9.31" calcext:value-type="float">
            <text:p>9.31</text:p>
          </table:table-cell>
          <table:table-cell table:style-name="ce28" office:value-type="float" office:value="4.06" calcext:value-type="float">
            <text:p>4.06</text:p>
          </table:table-cell>
          <table:table-cell table:style-name="ce28" office:value-type="float" office:value="1.22" calcext:value-type="float">
            <text:p>1.22</text:p>
          </table:table-cell>
          <table:table-cell table:style-name="ce28" office:value-type="float" office:value="34.12" calcext:value-type="float">
            <text:p>34.12</text:p>
          </table:table-cell>
          <table:table-cell table:style-name="ce33" office:value-type="float" office:value="34.24" calcext:value-type="float">
            <text:p>34.24</text:p>
          </table:table-cell>
          <table:table-cell table:style-name="ce24" office:value-type="float" office:value="56.23" calcext:value-type="float">
            <text:p>56.23</text:p>
          </table:table-cell>
          <table:table-cell table:style-name="ce28" office:value-type="float" office:value="9.25" calcext:value-type="float">
            <text:p>9.25</text:p>
          </table:table-cell>
          <table:table-cell table:style-name="ce28" office:value-type="float" office:value="4.7" calcext:value-type="float">
            <text:p>4.70</text:p>
          </table:table-cell>
          <table:table-cell table:style-name="ce28" office:value-type="float" office:value="1.43" calcext:value-type="float">
            <text:p>1.43</text:p>
          </table:table-cell>
          <table:table-cell table:style-name="ce28" office:value-type="float" office:value="52.18" calcext:value-type="float">
            <text:p>52.18</text:p>
          </table:table-cell>
          <table:table-cell table:style-name="ce33" office:value-type="float" office:value="53.7" calcext:value-type="float">
            <text:p>53.70</text:p>
          </table:table-cell>
          <table:table-cell table:style-name="ce24" office:value-type="float" office:value="66.97" calcext:value-type="float">
            <text:p>66.97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28" office:value-type="float" office:value="4.49" calcext:value-type="float">
            <text:p>4.49</text:p>
          </table:table-cell>
          <table:table-cell table:style-name="ce28" office:value-type="float" office:value="1.46" calcext:value-type="float">
            <text:p>1.46</text:p>
          </table:table-cell>
          <table:table-cell table:style-name="ce28" office:value-type="float" office:value="59.39" calcext:value-type="float">
            <text:p>59.39</text:p>
          </table:table-cell>
          <table:table-cell table:style-name="ce33" office:value-type="float" office:value="63.93" calcext:value-type="float">
            <text:p>63.93</text:p>
          </table:table-cell>
          <table:table-cell table:style-name="ce24" office:value-type="float" office:value="73.92" calcext:value-type="float">
            <text:p>73.92</text:p>
          </table:table-cell>
          <table:table-cell table:style-name="ce28" office:value-type="float" office:value="12.06" calcext:value-type="float">
            <text:p>12.06</text:p>
          </table:table-cell>
          <table:table-cell table:style-name="ce28" office:value-type="float" office:value="4.18" calcext:value-type="float">
            <text:p>4.18</text:p>
          </table:table-cell>
          <table:table-cell table:style-name="ce28" office:value-type="float" office:value="1.45" calcext:value-type="float">
            <text:p>1.45</text:p>
          </table:table-cell>
          <table:table-cell table:style-name="ce28" office:value-type="float" office:value="64.95" calcext:value-type="float">
            <text:p>64.95</text:p>
          </table:table-cell>
          <table:table-cell table:style-name="ce33" office:value-type="float" office:value="70" calcext:value-type="float">
            <text:p>70.00</text:p>
          </table:table-cell>
          <table:table-cell table:style-name="ce24" office:value-type="float" office:value="79.1" calcext:value-type="float">
            <text:p>79.10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28" office:value-type="float" office:value="3.87" calcext:value-type="float">
            <text:p>3.87</text:p>
          </table:table-cell>
          <table:table-cell table:style-name="ce28" office:value-type="float" office:value="1.43" calcext:value-type="float">
            <text:p>1.43</text:p>
          </table:table-cell>
          <table:table-cell table:style-name="ce28" office:value-type="float" office:value="69.5" calcext:value-type="float">
            <text:p>69.50</text:p>
          </table:table-cell>
          <table:table-cell table:style-name="ce33" office:value-type="float" office:value="74.67" calcext:value-type="float">
            <text:p>74.67</text:p>
          </table:table-cell>
          <table:table-cell table:number-columns-repeated="98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([.K12]+[.Q12]+[.W12]+[.AC12]+[.AI12])/5" office:value-type="float" office:value="55.67" calcext:value-type="float">
            <text:p>55.67</text:p>
          </table:table-cell>
          <table:table-cell table:style-name="ce11" table:formula="of:=([.L12]-[.M12]+[.R12]-[.S12]+[.X12]-[.Y12]+[.AD12]-[.AE12]+[.AJ12]-[.AK12])/5" office:value-type="float" office:value="5.632" calcext:value-type="float">
            <text:p>5.63</text:p>
          </table:table-cell>
          <table:table-cell table:style-name="ce11" table:formula="of:=(ABS([.Y12]-[.M12])+ABS([.Y12]-[.S12])+ABS([.Y12]-[.AE12])+ABS([.Y12]-[.AK12]))/5" office:value-type="float" office:value="0.374" calcext:value-type="float">
            <text:p>0.37</text:p>
          </table:table-cell>
          <table:table-cell table:style-name="ce11" table:formula="of:=(ABS([.W12]-[.K12])+ABS([.W12]-[.Q12])+ABS([.W12]-[.AC12])+ABS([.AI12]-[.W12]))/5" office:value-type="float" office:value="10.554" calcext:value-type="float">
            <text:p>10.55</text:p>
          </table:table-cell>
          <table:table-cell table:style-name="ce11" table:formula="of:=(ABS([.K12]-[.O12])+ABS([.K12]-[.P12])+ABS([.Q12]-[.U12])+ABS([.Q12]-[.V12])+ABS([.W12]-[.AA12])+ABS([.W12]-[.AB12])+ABS([.AC12]-[.AG12])+ABS([.AC12]-[.AH12])+ABS([.AI12]-[.AM12])+ABS([.AI12]-[.AN12]))/10" office:value-type="float" office:value="1.438" calcext:value-type="float">
            <text:p>1.44</text:p>
          </table:table-cell>
          <table:table-cell table:style-name="ce11" office:value-type="float" office:value="12.1" calcext:value-type="float">
            <text:p>12.10</text:p>
          </table:table-cell>
          <table:table-cell table:style-name="ce11" table:formula="of:=([.N12]+[.T12]+[.Z12]+[.AF12]+[.AL12])/5" office:value-type="float" office:value="1.524" calcext:value-type="float">
            <text:p>1.52</text:p>
          </table:table-cell>
          <table:table-cell/>
          <table:table-cell table:style-name="ce24" office:value-type="float" office:value="32.9" calcext:value-type="float">
            <text:p>32.90</text:p>
          </table:table-cell>
          <table:table-cell table:style-name="ce28" office:value-type="float" office:value="7.81" calcext:value-type="float">
            <text:p>7.81</text:p>
          </table:table-cell>
          <table:table-cell table:style-name="ce28" office:value-type="float" office:value="3.87" calcext:value-type="float">
            <text:p>3.87</text:p>
          </table:table-cell>
          <table:table-cell table:style-name="ce28" office:value-type="float" office:value="1.3" calcext:value-type="float">
            <text:p>1.30</text:p>
          </table:table-cell>
          <table:table-cell table:style-name="ce28" office:value-type="float" office:value="31.44" calcext:value-type="float">
            <text:p>31.44</text:p>
          </table:table-cell>
          <table:table-cell table:style-name="ce33" office:value-type="float" office:value="31.21" calcext:value-type="float">
            <text:p>31.21</text:p>
          </table:table-cell>
          <table:table-cell table:style-name="ce24" office:value-type="float" office:value="50.19" calcext:value-type="float">
            <text:p>50.19</text:p>
          </table:table-cell>
          <table:table-cell table:style-name="ce28" office:value-type="float" office:value="10.25" calcext:value-type="float">
            <text:p>10.25</text:p>
          </table:table-cell>
          <table:table-cell table:style-name="ce28" office:value-type="float" office:value="4.49" calcext:value-type="float">
            <text:p>4.49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float" office:value="49.29" calcext:value-type="float">
            <text:p>49.29</text:p>
          </table:table-cell>
          <table:table-cell table:style-name="ce33" office:value-type="float" office:value="48.51" calcext:value-type="float">
            <text:p>48.51</text:p>
          </table:table-cell>
          <table:table-cell table:style-name="ce24" office:value-type="float" office:value="59.4" calcext:value-type="float">
            <text:p>59.4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4.93" calcext:value-type="float">
            <text:p>4.93</text:p>
          </table:table-cell>
          <table:table-cell table:style-name="ce28" office:value-type="float" office:value="1.59" calcext:value-type="float">
            <text:p>1.59</text:p>
          </table:table-cell>
          <table:table-cell table:style-name="ce28" office:value-type="float" office:value="58.16" calcext:value-type="float">
            <text:p>58.16</text:p>
          </table:table-cell>
          <table:table-cell table:style-name="ce33" office:value-type="float" office:value="58.05" calcext:value-type="float">
            <text:p>58.05</text:p>
          </table:table-cell>
          <table:table-cell table:style-name="ce24" office:value-type="float" office:value="65.57" calcext:value-type="float">
            <text:p>65.57</text:p>
          </table:table-cell>
          <table:table-cell table:style-name="ce28" office:value-type="float" office:value="10.94" calcext:value-type="float">
            <text:p>10.94</text:p>
          </table:table-cell>
          <table:table-cell table:style-name="ce28" office:value-type="float" office:value="4.87" calcext:value-type="float">
            <text:p>4.87</text:p>
          </table:table-cell>
          <table:table-cell table:style-name="ce28" office:value-type="float" office:value="1.62" calcext:value-type="float">
            <text:p>1.62</text:p>
          </table:table-cell>
          <table:table-cell table:style-name="ce28" office:value-type="float" office:value="64.11" calcext:value-type="float">
            <text:p>64.11</text:p>
          </table:table-cell>
          <table:table-cell table:style-name="ce33" office:value-type="float" office:value="64" calcext:value-type="float">
            <text:p>64.00</text:p>
          </table:table-cell>
          <table:table-cell table:style-name="ce24" office:value-type="float" office:value="70.29" calcext:value-type="float">
            <text:p>70.29</text:p>
          </table:table-cell>
          <table:table-cell table:style-name="ce28" office:value-type="float" office:value="10.94" calcext:value-type="float">
            <text:p>10.94</text:p>
          </table:table-cell>
          <table:table-cell table:style-name="ce28" office:value-type="float" office:value="4.62" calcext:value-type="float">
            <text:p>4.62</text:p>
          </table:table-cell>
          <table:table-cell table:style-name="ce28" office:value-type="float" office:value="1.61" calcext:value-type="float">
            <text:p>1.61</text:p>
          </table:table-cell>
          <table:table-cell table:style-name="ce28" office:value-type="float" office:value="69.17" calcext:value-type="float">
            <text:p>69.17</text:p>
          </table:table-cell>
          <table:table-cell table:style-name="ce33" office:value-type="float" office:value="68.38" calcext:value-type="float">
            <text:p>68.38</text:p>
          </table:table-cell>
          <table:table-cell table:number-columns-repeated="98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([.K13]+[.Q13]+[.W13]+[.AC13]+[.AI13])/5" office:value-type="float" office:value="36.782" calcext:value-type="float">
            <text:p>36.78</text:p>
          </table:table-cell>
          <table:table-cell table:style-name="ce11" table:formula="of:=([.L13]-[.M13]+[.R13]-[.S13]+[.X13]-[.Y13]+[.AD13]-[.AE13]+[.AJ13]-[.AK13])/5" office:value-type="float" office:value="3.894" calcext:value-type="float">
            <text:p>3.89</text:p>
          </table:table-cell>
          <table:table-cell table:style-name="ce11" table:formula="of:=(ABS([.Y13]-[.M13])+ABS([.Y13]-[.S13])+ABS([.Y13]-[.AE13])+ABS([.Y13]-[.AK13]))/5" office:value-type="float" office:value="0.178" calcext:value-type="float">
            <text:p>0.18</text:p>
          </table:table-cell>
          <table:table-cell table:style-name="ce11" table:formula="of:=(ABS([.W13]-[.K13])+ABS([.W13]-[.Q13])+ABS([.W13]-[.AC13])+ABS([.AI13]-[.W13]))/5" office:value-type="float" office:value="5.358" calcext:value-type="float">
            <text:p>5.36</text:p>
          </table:table-cell>
          <table:table-cell table:style-name="ce11" table:formula="of:=(ABS([.K13]-[.O13])+ABS([.K13]-[.P13])+ABS([.Q13]-[.U13])+ABS([.Q13]-[.V13])+ABS([.W13]-[.AA13])+ABS([.W13]-[.AB13])+ABS([.AC13]-[.AG13])+ABS([.AC13]-[.AH13])+ABS([.AI13]-[.AM13])+ABS([.AI13]-[.AN13]))/10" office:value-type="float" office:value="5.571" calcext:value-type="float">
            <text:p>5.57</text:p>
          </table:table-cell>
          <table:table-cell table:style-name="ce11" office:value-type="float" office:value="7" calcext:value-type="float">
            <text:p>7.00</text:p>
          </table:table-cell>
          <table:table-cell table:style-name="ce11" table:formula="of:=([.N13]+[.T13]+[.Z13]+[.AF13]+[.AL13])/5" office:value-type="float" office:value="0.67" calcext:value-type="float">
            <text:p>0.67</text:p>
          </table:table-cell>
          <table:table-cell/>
          <table:table-cell table:style-name="ce24" office:value-type="float" office:value="27.49" calcext:value-type="float">
            <text:p>27.49</text:p>
          </table:table-cell>
          <table:table-cell table:style-name="ce28" office:value-type="float" office:value="8.74" calcext:value-type="float">
            <text:p>8.74</text:p>
          </table:table-cell>
          <table:table-cell table:style-name="ce28" office:value-type="float" office:value="4.4" calcext:value-type="float">
            <text:p>4.40</text:p>
          </table:table-cell>
          <table:table-cell table:style-name="ce28" office:value-type="float" office:value="0.6" calcext:value-type="float">
            <text:p>0.60</text:p>
          </table:table-cell>
          <table:table-cell table:style-name="ce28" office:value-type="float" office:value="23.42" calcext:value-type="float">
            <text:p>23.42</text:p>
          </table:table-cell>
          <table:table-cell table:style-name="ce33" office:value-type="float" office:value="22.8" calcext:value-type="float">
            <text:p>22.80</text:p>
          </table:table-cell>
          <table:table-cell table:style-name="ce24" office:value-type="float" office:value="32.26" calcext:value-type="float">
            <text:p>32.26</text:p>
          </table:table-cell>
          <table:table-cell table:style-name="ce28" office:value-type="float" office:value="8.74" calcext:value-type="float">
            <text:p>8.74</text:p>
          </table:table-cell>
          <table:table-cell table:style-name="ce28" office:value-type="float" office:value="5.15" calcext:value-type="float">
            <text:p>5.15</text:p>
          </table:table-cell>
          <table:table-cell table:style-name="ce28" office:value-type="float" office:value="0.67" calcext:value-type="float">
            <text:p>0.67</text:p>
          </table:table-cell>
          <table:table-cell table:style-name="ce28" office:value-type="float" office:value="27.59" calcext:value-type="float">
            <text:p>27.59</text:p>
          </table:table-cell>
          <table:table-cell table:style-name="ce33" office:value-type="float" office:value="27.89" calcext:value-type="float">
            <text:p>27.89</text:p>
          </table:table-cell>
          <table:table-cell table:style-name="ce24" office:value-type="float" office:value="37.62" calcext:value-type="float">
            <text:p>37.62</text:p>
          </table:table-cell>
          <table:table-cell table:style-name="ce28" office:value-type="float" office:value="8.89" calcext:value-type="float">
            <text:p>8.89</text:p>
          </table:table-cell>
          <table:table-cell table:style-name="ce28" office:value-type="float" office:value="5.15" calcext:value-type="float">
            <text:p>5.15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31.46" calcext:value-type="float">
            <text:p>31.46</text:p>
          </table:table-cell>
          <table:table-cell table:style-name="ce33" office:value-type="float" office:value="32.16" calcext:value-type="float">
            <text:p>32.16</text:p>
          </table:table-cell>
          <table:table-cell table:style-name="ce24" office:value-type="float" office:value="41.68" calcext:value-type="float">
            <text:p>41.68</text:p>
          </table:table-cell>
          <table:table-cell table:style-name="ce28" office:value-type="float" office:value="9.12" calcext:value-type="float">
            <text:p>9.12</text:p>
          </table:table-cell>
          <table:table-cell table:style-name="ce28" office:value-type="float" office:value="5.22" calcext:value-type="float">
            <text:p>5.22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4.54" calcext:value-type="float">
            <text:p>34.54</text:p>
          </table:table-cell>
          <table:table-cell table:style-name="ce33" office:value-type="float" office:value="36.72" calcext:value-type="float">
            <text:p>36.72</text:p>
          </table:table-cell>
          <table:table-cell table:style-name="ce24" office:value-type="float" office:value="44.86" calcext:value-type="float">
            <text:p>44.86</text:p>
          </table:table-cell>
          <table:table-cell table:style-name="ce28" office:value-type="float" office:value="9.12" calcext:value-type="float">
            <text:p>9.12</text:p>
          </table:table-cell>
          <table:table-cell table:style-name="ce28" office:value-type="float" office:value="5.22" calcext:value-type="float">
            <text:p>5.22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6.62" calcext:value-type="float">
            <text:p>36.62</text:p>
          </table:table-cell>
          <table:table-cell table:style-name="ce33" office:value-type="float" office:value="38.91" calcext:value-type="float">
            <text:p>38.91</text:p>
          </table:table-cell>
          <table:table-cell table:number-columns-repeated="98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([.K14]+[.Q14]+[.W14]+[.AC14]+[.AI14])/5" office:value-type="float" office:value="50.95" calcext:value-type="float">
            <text:p>50.95</text:p>
          </table:table-cell>
          <table:table-cell table:style-name="ce11" table:formula="of:=([.L14]-[.M14]+[.R14]-[.S14]+[.X14]-[.Y14]+[.AD14]-[.AE14]+[.AJ14]-[.AK14])/5" office:value-type="float" office:value="6.57" calcext:value-type="float">
            <text:p>6.57</text:p>
          </table:table-cell>
          <table:table-cell table:style-name="ce11" table:formula="of:=(ABS([.Y14]-[.M14])+ABS([.Y14]-[.S14])+ABS([.Y14]-[.AE14])+ABS([.Y14]-[.AK14]))/5" office:value-type="float" office:value="0.0900000000000002" calcext:value-type="float">
            <text:p>0.09</text:p>
          </table:table-cell>
          <table:table-cell table:style-name="ce11" table:formula="of:=(ABS([.W14]-[.K14])+ABS([.W14]-[.Q14])+ABS([.W14]-[.AC14])+ABS([.AI14]-[.W14]))/5" office:value-type="float" office:value="8.554" calcext:value-type="float">
            <text:p>8.55</text:p>
          </table:table-cell>
          <table:table-cell table:style-name="ce11" table:formula="of:=(ABS([.K14]-[.O14])+ABS([.K14]-[.P14])+ABS([.Q14]-[.U14])+ABS([.Q14]-[.V14])+ABS([.W14]-[.AA14])+ABS([.W14]-[.AB14])+ABS([.AC14]-[.AG14])+ABS([.AC14]-[.AH14])+ABS([.AI14]-[.AM14])+ABS([.AI14]-[.AN14]))/10" office:value-type="float" office:value="2.333" calcext:value-type="float">
            <text:p>2.33</text:p>
          </table:table-cell>
          <table:table-cell table:style-name="ce11" office:value-type="float" office:value="9" calcext:value-type="float">
            <text:p>9.00</text:p>
          </table:table-cell>
          <table:table-cell table:style-name="ce11" table:formula="of:=([.N14]+[.T14]+[.Z14]+[.AF14]+[.AL14])/5" office:value-type="float" office:value="0.934" calcext:value-type="float">
            <text:p>0.93</text:p>
          </table:table-cell>
          <table:table-cell/>
          <table:table-cell table:style-name="ce24" office:value-type="float" office:value="33.05" calcext:value-type="float">
            <text:p>33.05</text:p>
          </table:table-cell>
          <table:table-cell table:style-name="ce28" office:value-type="float" office:value="11.21" calcext:value-type="float">
            <text:p>11.21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9" calcext:value-type="float">
            <text:p>0.90</text:p>
          </table:table-cell>
          <table:table-cell table:style-name="ce28" office:value-type="float" office:value="30.78" calcext:value-type="float">
            <text:p>30.78</text:p>
          </table:table-cell>
          <table:table-cell table:style-name="ce33" office:value-type="float" office:value="31.12" calcext:value-type="float">
            <text:p>31.12</text:p>
          </table:table-cell>
          <table:table-cell table:style-name="ce24" office:value-type="float" office:value="46.06" calcext:value-type="float">
            <text:p>46.06</text:p>
          </table:table-cell>
          <table:table-cell table:style-name="ce28" office:value-type="float" office:value="11.96" calcext:value-type="float">
            <text:p>11.96</text:p>
          </table:table-cell>
          <table:table-cell table:style-name="ce28" office:value-type="float" office:value="5.67" calcext:value-type="float">
            <text:p>5.67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44.02" calcext:value-type="float">
            <text:p>44.02</text:p>
          </table:table-cell>
          <table:table-cell table:style-name="ce33" office:value-type="float" office:value="44.02" calcext:value-type="float">
            <text:p>44.02</text:p>
          </table:table-cell>
          <table:table-cell table:style-name="ce24" office:value-type="float" office:value="53.76" calcext:value-type="float">
            <text:p>53.76</text:p>
          </table:table-cell>
          <table:table-cell table:style-name="ce28" office:value-type="float" office:value="11.88" calcext:value-type="float">
            <text:p>11.88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51.38" calcext:value-type="float">
            <text:p>51.38</text:p>
          </table:table-cell>
          <table:table-cell table:style-name="ce33" office:value-type="float" office:value="51.15" calcext:value-type="float">
            <text:p>51.15</text:p>
          </table:table-cell>
          <table:table-cell table:style-name="ce24" office:value-type="float" office:value="58.85" calcext:value-type="float">
            <text:p>58.85</text:p>
          </table:table-cell>
          <table:table-cell table:style-name="ce28" office:value-type="float" office:value="12.7" calcext:value-type="float">
            <text:p>12.70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56.58" calcext:value-type="float">
            <text:p>56.58</text:p>
          </table:table-cell>
          <table:table-cell table:style-name="ce33" office:value-type="float" office:value="56.36" calcext:value-type="float">
            <text:p>56.36</text:p>
          </table:table-cell>
          <table:table-cell table:style-name="ce24" office:value-type="float" office:value="63.03" calcext:value-type="float">
            <text:p>63.03</text:p>
          </table:table-cell>
          <table:table-cell table:style-name="ce28" office:value-type="float" office:value="13.15" calcext:value-type="float">
            <text:p>13.15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60.66" calcext:value-type="float">
            <text:p>60.66</text:p>
          </table:table-cell>
          <table:table-cell table:style-name="ce33" office:value-type="float" office:value="60.1" calcext:value-type="float">
            <text:p>60.10</text:p>
          </table:table-cell>
          <table:table-cell table:number-columns-repeated="98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([.K15]+[.Q15]+[.W15]+[.AC15]+[.AI15])/5" office:value-type="float" office:value="48.352" calcext:value-type="float">
            <text:p>48.35</text:p>
          </table:table-cell>
          <table:table-cell table:style-name="ce11" table:formula="of:=([.L15]-[.M15]+[.R15]-[.S15]+[.X15]-[.Y15]+[.AD15]-[.AE15]+[.AJ15]-[.AK15])/5" office:value-type="float" office:value="5.974" calcext:value-type="float">
            <text:p>5.97</text:p>
          </table:table-cell>
          <table:table-cell table:style-name="ce11" table:formula="of:=(ABS([.Y15]-[.M15])+ABS([.Y15]-[.S15])+ABS([.Y15]-[.AE15])+ABS([.Y15]-[.AK15]))/5" office:value-type="float" office:value="0.074" calcext:value-type="float">
            <text:p>0.07</text:p>
          </table:table-cell>
          <table:table-cell table:style-name="ce11" table:formula="of:=(ABS([.W15]-[.K15])+ABS([.W15]-[.Q15])+ABS([.W15]-[.AC15])+ABS([.AI15]-[.W15]))/5" office:value-type="float" office:value="8.59" calcext:value-type="float">
            <text:p>8.59</text:p>
          </table:table-cell>
          <table:table-cell table:style-name="ce11" table:formula="of:=(ABS([.K15]-[.O15])+ABS([.K15]-[.P15])+ABS([.Q15]-[.U15])+ABS([.Q15]-[.V15])+ABS([.W15]-[.AA15])+ABS([.W15]-[.AB15])+ABS([.AC15]-[.AG15])+ABS([.AC15]-[.AH15])+ABS([.AI15]-[.AM15])+ABS([.AI15]-[.AN15]))/10" office:value-type="float" office:value="2.452" calcext:value-type="float">
            <text:p>2.45</text:p>
          </table:table-cell>
          <table:table-cell table:style-name="ce11" office:value-type="float" office:value="10.3" calcext:value-type="float">
            <text:p>10.30</text:p>
          </table:table-cell>
          <table:table-cell table:style-name="ce11" table:formula="of:=([.N15]+[.T15]+[.Z15]+[.AF15]+[.AL15])/5" office:value-type="float" office:value="0.944" calcext:value-type="float">
            <text:p>0.94</text:p>
          </table:table-cell>
          <table:table-cell/>
          <table:table-cell table:style-name="ce24" office:value-type="float" office:value="30.56" calcext:value-type="float">
            <text:p>30.56</text:p>
          </table:table-cell>
          <table:table-cell table:style-name="ce28" office:value-type="float" office:value="11.21" calcext:value-type="float">
            <text:p>11.21</text:p>
          </table:table-cell>
          <table:table-cell table:style-name="ce28" office:value-type="float" office:value="6.19" calcext:value-type="float">
            <text:p>6.19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28.47" calcext:value-type="float">
            <text:p>28.47</text:p>
          </table:table-cell>
          <table:table-cell table:style-name="ce33" office:value-type="float" office:value="28.72" calcext:value-type="float">
            <text:p>28.72</text:p>
          </table:table-cell>
          <table:table-cell table:style-name="ce24" office:value-type="float" office:value="43.32" calcext:value-type="float">
            <text:p>43.32</text:p>
          </table:table-cell>
          <table:table-cell table:style-name="ce28" office:value-type="float" office:value="11.88" calcext:value-type="float">
            <text:p>11.88</text:p>
          </table:table-cell>
          <table:table-cell table:style-name="ce28" office:value-type="float" office:value="6.49" calcext:value-type="float">
            <text:p>6.4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40.99" calcext:value-type="float">
            <text:p>40.99</text:p>
          </table:table-cell>
          <table:table-cell table:style-name="ce33" office:value-type="float" office:value="41.48" calcext:value-type="float">
            <text:p>41.48</text:p>
          </table:table-cell>
          <table:table-cell table:style-name="ce24" office:value-type="float" office:value="51.05" calcext:value-type="float">
            <text:p>51.05</text:p>
          </table:table-cell>
          <table:table-cell table:style-name="ce28" office:value-type="float" office:value="12.03" calcext:value-type="float">
            <text:p>12.03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48.47" calcext:value-type="float">
            <text:p>48.47</text:p>
          </table:table-cell>
          <table:table-cell table:style-name="ce33" office:value-type="float" office:value="48.6" calcext:value-type="float">
            <text:p>48.60</text:p>
          </table:table-cell>
          <table:table-cell table:style-name="ce24" office:value-type="float" office:value="56.33" calcext:value-type="float">
            <text:p>56.33</text:p>
          </table:table-cell>
          <table:table-cell table:style-name="ce28" office:value-type="float" office:value="13.23" calcext:value-type="float">
            <text:p>13.23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3.38" calcext:value-type="float">
            <text:p>53.38</text:p>
          </table:table-cell>
          <table:table-cell table:style-name="ce33" office:value-type="float" office:value="53.53" calcext:value-type="float">
            <text:p>53.53</text:p>
          </table:table-cell>
          <table:table-cell table:style-name="ce24" office:value-type="float" office:value="60.5" calcext:value-type="float">
            <text:p>60.50</text:p>
          </table:table-cell>
          <table:table-cell table:style-name="ce28" office:value-type="float" office:value="13.53" calcext:value-type="float">
            <text:p>13.53</text:p>
          </table:table-cell>
          <table:table-cell table:style-name="ce28" office:value-type="float" office:value="6.49" calcext:value-type="float">
            <text:p>6.49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57.07" calcext:value-type="float">
            <text:p>57.07</text:p>
          </table:table-cell>
          <table:table-cell table:style-name="ce33" office:value-type="float" office:value="58.29" calcext:value-type="float">
            <text:p>58.29</text:p>
          </table:table-cell>
          <table:table-cell table:number-columns-repeated="98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([.K16]+[.Q16]+[.W16]+[.AC16]+[.AI16])/5" office:value-type="float" office:value="42.762" calcext:value-type="float">
            <text:p>42.76</text:p>
          </table:table-cell>
          <table:table-cell table:style-name="ce11" table:formula="of:=([.L16]-[.M16]+[.R16]-[.S16]+[.X16]-[.Y16]+[.AD16]-[.AE16]+[.AJ16]-[.AK16])/5" office:value-type="float" office:value="5.346" calcext:value-type="float">
            <text:p>5.35</text:p>
          </table:table-cell>
          <table:table-cell table:style-name="ce11" table:formula="of:=(ABS([.Y16]-[.M16])+ABS([.Y16]-[.S16])+ABS([.Y16]-[.AE16])+ABS([.Y16]-[.AK16]))/5" office:value-type="float" office:value="0.0560000000000001" calcext:value-type="float">
            <text:p>0.06</text:p>
          </table:table-cell>
          <table:table-cell table:style-name="ce11" table:formula="of:=(ABS([.W16]-[.K16])+ABS([.W16]-[.Q16])+ABS([.W16]-[.AC16])+ABS([.AI16]-[.W16]))/5" office:value-type="float" office:value="7.24" calcext:value-type="float">
            <text:p>7.24</text:p>
          </table:table-cell>
          <table:table-cell table:style-name="ce11" table:formula="of:=(ABS([.K16]-[.O16])+ABS([.K16]-[.P16])+ABS([.Q16]-[.U16])+ABS([.Q16]-[.V16])+ABS([.W16]-[.AA16])+ABS([.W16]-[.AB16])+ABS([.AC16]-[.AG16])+ABS([.AC16]-[.AH16])+ABS([.AI16]-[.AM16])+ABS([.AI16]-[.AN16]))/10" office:value-type="float" office:value="2.148" calcext:value-type="float">
            <text:p>2.15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16]+[.T16]+[.Z16]+[.AF16]+[.AL16])/5" office:value-type="float" office:value="0.844" calcext:value-type="float">
            <text:p>0.84</text:p>
          </table:table-cell>
          <table:table-cell/>
          <table:table-cell table:style-name="ce24" office:value-type="float" office:value="27.87" calcext:value-type="float">
            <text:p>27.87</text:p>
          </table:table-cell>
          <table:table-cell table:style-name="ce28" office:value-type="float" office:value="10.56" calcext:value-type="float">
            <text:p>10.56</text:p>
          </table:table-cell>
          <table:table-cell table:style-name="ce28" office:value-type="float" office:value="6.13" calcext:value-type="float">
            <text:p>6.13</text:p>
          </table:table-cell>
          <table:table-cell table:style-name="ce28" office:value-type="float" office:value="0.77" calcext:value-type="float">
            <text:p>0.77</text:p>
          </table:table-cell>
          <table:table-cell table:style-name="ce28" office:value-type="float" office:value="26.04" calcext:value-type="float">
            <text:p>26.04</text:p>
          </table:table-cell>
          <table:table-cell table:style-name="ce33" office:value-type="float" office:value="26.3" calcext:value-type="float">
            <text:p>26.30</text:p>
          </table:table-cell>
          <table:table-cell table:style-name="ce24" office:value-type="float" office:value="38.54" calcext:value-type="float">
            <text:p>38.54</text:p>
          </table:table-cell>
          <table:table-cell table:style-name="ce28" office:value-type="float" office:value="11.2" calcext:value-type="float">
            <text:p>11.20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table:style-name="ce28" office:value-type="float" office:value="36.33" calcext:value-type="float">
            <text:p>36.33</text:p>
          </table:table-cell>
          <table:table-cell table:style-name="ce24" office:value-type="float" office:value="44.79" calcext:value-type="float">
            <text:p>44.79</text:p>
          </table:table-cell>
          <table:table-cell table:style-name="ce28" office:value-type="float" office:value="11.77" calcext:value-type="float">
            <text:p>11.77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6" calcext:value-type="float">
            <text:p>0.86</text:p>
          </table:table-cell>
          <table:table-cell table:style-name="ce28" office:value-type="float" office:value="42.97" calcext:value-type="float">
            <text:p>42.97</text:p>
          </table:table-cell>
          <table:table-cell table:style-name="ce33" office:value-type="float" office:value="42.06" calcext:value-type="float">
            <text:p>42.06</text:p>
          </table:table-cell>
          <table:table-cell table:style-name="ce24" office:value-type="float" office:value="49.48" calcext:value-type="float">
            <text:p>49.48</text:p>
          </table:table-cell>
          <table:table-cell table:style-name="ce28" office:value-type="float" office:value="12.06" calcext:value-type="float">
            <text:p>12.06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47.66" calcext:value-type="float">
            <text:p>47.66</text:p>
          </table:table-cell>
          <table:table-cell table:style-name="ce33" office:value-type="float" office:value="46.75" calcext:value-type="float">
            <text:p>46.75</text:p>
          </table:table-cell>
          <table:table-cell table:style-name="ce24" office:value-type="float" office:value="53.13" calcext:value-type="float">
            <text:p>53.13</text:p>
          </table:table-cell>
          <table:table-cell table:style-name="ce28" office:value-type="float" office:value="12.91" calcext:value-type="float">
            <text:p>12.91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51.83" calcext:value-type="float">
            <text:p>51.83</text:p>
          </table:table-cell>
          <table:table-cell table:style-name="ce33" office:value-type="float" office:value="49.87" calcext:value-type="float">
            <text:p>49.87</text:p>
          </table:table-cell>
          <table:table-cell table:number-columns-repeated="98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([.K17]+[.Q17]+[.W17]+[.AC17]+[.AI17])/5" office:value-type="float" office:value="45.99" calcext:value-type="float">
            <text:p>45.99</text:p>
          </table:table-cell>
          <table:table-cell table:style-name="ce11" table:formula="of:=([.L17]-[.M17]+[.R17]-[.S17]+[.X17]-[.Y17]+[.AD17]-[.AE17]+[.AJ17]-[.AK17])/5" office:value-type="float" office:value="6.27" calcext:value-type="float">
            <text:p>6.27</text:p>
          </table:table-cell>
          <table:table-cell table:style-name="ce11" table:formula="of:=(ABS([.Y17]-[.M17])+ABS([.Y17]-[.S17])+ABS([.Y17]-[.AE17])+ABS([.Y17]-[.AK17]))/5" office:value-type="float" office:value="0.492" calcext:value-type="float">
            <text:p>0.49</text:p>
          </table:table-cell>
          <table:table-cell table:style-name="ce11" table:formula="of:=(ABS([.W17]-[.K17])+ABS([.W17]-[.Q17])+ABS([.W17]-[.AC17])+ABS([.AI17]-[.W17]))/5" office:value-type="float" office:value="5.89" calcext:value-type="float">
            <text:p>5.89</text:p>
          </table:table-cell>
          <table:table-cell table:style-name="ce11" table:formula="of:=(ABS([.K17]-[.O17])+ABS([.K17]-[.P17])+ABS([.Q17]-[.U17])+ABS([.Q17]-[.V17])+ABS([.W17]-[.AA17])+ABS([.W17]-[.AB17])+ABS([.AC17]-[.AG17])+ABS([.AC17]-[.AH17])+ABS([.AI17]-[.AM17])+ABS([.AI17]-[.AN17]))/10" office:value-type="float" office:value="2.964" calcext:value-type="float">
            <text:p>2.96</text:p>
          </table:table-cell>
          <table:table-cell table:style-name="ce11" office:value-type="float" office:value="5" calcext:value-type="float">
            <text:p>5.00</text:p>
          </table:table-cell>
          <table:table-cell table:style-name="ce11" table:formula="of:=([.N17]+[.T17]+[.Z17]+[.AF17]+[.AL17])/5" office:value-type="float" office:value="1.078" calcext:value-type="float">
            <text:p>1.08</text:p>
          </table:table-cell>
          <table:table-cell/>
          <table:table-cell table:style-name="ce24" office:value-type="float" office:value="35.65" calcext:value-type="float">
            <text:p>35.65</text:p>
          </table:table-cell>
          <table:table-cell table:style-name="ce28" office:value-type="float" office:value="10.69" calcext:value-type="float">
            <text:p>10.69</text:p>
          </table:table-cell>
          <table:table-cell table:style-name="ce28" office:value-type="float" office:value="4.03" calcext:value-type="float">
            <text:p>4.03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29.72" calcext:value-type="float">
            <text:p>29.72</text:p>
          </table:table-cell>
          <table:table-cell table:style-name="ce33" office:value-type="float" office:value="29.54" calcext:value-type="float">
            <text:p>29.54</text:p>
          </table:table-cell>
          <table:table-cell table:style-name="ce24" office:value-type="float" office:value="41.03" calcext:value-type="float">
            <text:p>41.03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1.07" calcext:value-type="float">
            <text:p>1.07</text:p>
          </table:table-cell>
          <table:table-cell table:style-name="ce28" office:value-type="float" office:value="39.39" calcext:value-type="float">
            <text:p>39.39</text:p>
          </table:table-cell>
          <table:table-cell table:style-name="ce33" office:value-type="float" office:value="42.85" calcext:value-type="float">
            <text:p>42.85</text:p>
          </table:table-cell>
          <table:table-cell table:style-name="ce24" office:value-type="float" office:value="47.14" calcext:value-type="float">
            <text:p>47.14</text:p>
          </table:table-cell>
          <table:table-cell table:style-name="ce28" office:value-type="float" office:value="11.58" calcext:value-type="float">
            <text:p>11.58</text:p>
          </table:table-cell>
          <table:table-cell table:style-name="ce28" office:value-type="float" office:value="5.45" calcext:value-type="float">
            <text:p>5.45</text:p>
          </table:table-cell>
          <table:table-cell table:style-name="ce28" office:value-type="float" office:value="1.07" calcext:value-type="float">
            <text:p>1.07</text:p>
          </table:table-cell>
          <table:table-cell table:style-name="ce28" office:value-type="float" office:value="45.5" calcext:value-type="float">
            <text:p>45.50</text:p>
          </table:table-cell>
          <table:table-cell table:style-name="ce33" office:value-type="float" office:value="44.86" calcext:value-type="float">
            <text:p>44.86</text:p>
          </table:table-cell>
          <table:table-cell table:style-name="ce24" office:value-type="float" office:value="51.33" calcext:value-type="float">
            <text:p>51.33</text:p>
          </table:table-cell>
          <table:table-cell table:style-name="ce28" office:value-type="float" office:value="12.11" calcext:value-type="float">
            <text:p>12.11</text:p>
          </table:table-cell>
          <table:table-cell table:style-name="ce28" office:value-type="float" office:value="5.9" calcext:value-type="float">
            <text:p>5.90</text:p>
          </table:table-cell>
          <table:table-cell table:style-name="ce28" office:value-type="float" office:value="1.15" calcext:value-type="float">
            <text:p>1.15</text:p>
          </table:table-cell>
          <table:table-cell table:style-name="ce28" office:value-type="float" office:value="48.87" calcext:value-type="float">
            <text:p>48.87</text:p>
          </table:table-cell>
          <table:table-cell table:style-name="ce33" office:value-type="float" office:value="49.14" calcext:value-type="float">
            <text:p>49.14</text:p>
          </table:table-cell>
          <table:table-cell table:style-name="ce24" office:value-type="float" office:value="54.8" calcext:value-type="float">
            <text:p>54.80</text:p>
          </table:table-cell>
          <table:table-cell table:style-name="ce28" office:value-type="float" office:value="12.78" calcext:value-type="float">
            <text:p>12.78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1.15" calcext:value-type="float">
            <text:p>1.15</text:p>
          </table:table-cell>
          <table:table-cell table:style-name="ce28" office:value-type="float" office:value="51.88" calcext:value-type="float">
            <text:p>51.88</text:p>
          </table:table-cell>
          <table:table-cell table:style-name="ce33" office:value-type="float" office:value="52.15" calcext:value-type="float">
            <text:p>52.15</text:p>
          </table:table-cell>
          <table:table-cell table:number-columns-repeated="98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([.K18]+[.Q18]+[.W18]+[.AC18]+[.AI18])/5" office:value-type="float" office:value="56.174" calcext:value-type="float">
            <text:p>56.17</text:p>
          </table:table-cell>
          <table:table-cell table:style-name="ce11" table:formula="of:=([.L18]-[.M18]+[.R18]-[.S18]+[.X18]-[.Y18]+[.AD18]-[.AE18]+[.AJ18]-[.AK18])/5" office:value-type="float" office:value="6.852" calcext:value-type="float">
            <text:p>6.85</text:p>
          </table:table-cell>
          <table:table-cell table:style-name="ce11" table:formula="of:=(ABS([.Y18]-[.M18])+ABS([.Y18]-[.S18])+ABS([.Y18]-[.AE18])+ABS([.Y18]-[.AK18]))/5" office:value-type="float" office:value="0.664" calcext:value-type="float">
            <text:p>0.66</text:p>
          </table:table-cell>
          <table:table-cell table:style-name="ce11" table:formula="of:=(ABS([.W18]-[.K18])+ABS([.W18]-[.Q18])+ABS([.W18]-[.AC18])+ABS([.AI18]-[.W18]))/5" office:value-type="float" office:value="10.418" calcext:value-type="float">
            <text:p>10.42</text:p>
          </table:table-cell>
          <table:table-cell table:style-name="ce11" table:formula="of:=(ABS([.K18]-[.O18])+ABS([.K18]-[.P18])+ABS([.Q18]-[.U18])+ABS([.Q18]-[.V18])+ABS([.W18]-[.AA18])+ABS([.W18]-[.AB18])+ABS([.AC18]-[.AG18])+ABS([.AC18]-[.AH18])+ABS([.AI18]-[.AM18])+ABS([.AI18]-[.AN18]))/10" office:value-type="float" office:value="9.215" calcext:value-type="float">
            <text:p>9.22</text:p>
          </table:table-cell>
          <table:table-cell table:style-name="ce11" office:value-type="float" office:value="9.1" calcext:value-type="float">
            <text:p>9.10</text:p>
          </table:table-cell>
          <table:table-cell table:style-name="ce11" table:formula="of:=([.N18]+[.T18]+[.Z18]+[.AF18]+[.AL18])/5" office:value-type="float" office:value="0.886" calcext:value-type="float">
            <text:p>0.89</text:p>
          </table:table-cell>
          <table:table-cell/>
          <table:table-cell table:style-name="ce24" office:value-type="float" office:value="33.39" calcext:value-type="float">
            <text:p>33.39</text:p>
          </table:table-cell>
          <table:table-cell table:style-name="ce28" office:value-type="float" office:value="11.28" calcext:value-type="float">
            <text:p>11.28</text:p>
          </table:table-cell>
          <table:table-cell table:style-name="ce28" office:value-type="float" office:value="6.33" calcext:value-type="float">
            <text:p>6.33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27.82" calcext:value-type="float">
            <text:p>27.82</text:p>
          </table:table-cell>
          <table:table-cell table:style-name="ce33" office:value-type="float" office:value="32" calcext:value-type="float">
            <text:p>32.00</text:p>
          </table:table-cell>
          <table:table-cell table:style-name="ce24" office:value-type="float" office:value="50.84" calcext:value-type="float">
            <text:p>50.84</text:p>
          </table:table-cell>
          <table:table-cell table:style-name="ce28" office:value-type="float" office:value="11.66" calcext:value-type="float">
            <text:p>11.66</text:p>
          </table:table-cell>
          <table:table-cell table:style-name="ce28" office:value-type="float" office:value="5.38" calcext:value-type="float">
            <text:p>5.38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41.61" calcext:value-type="float">
            <text:p>41.61</text:p>
          </table:table-cell>
          <table:table-cell table:style-name="ce33" office:value-type="float" office:value="45.91" calcext:value-type="float">
            <text:p>45.91</text:p>
          </table:table-cell>
          <table:table-cell table:style-name="ce24" office:value-type="float" office:value="60.32" calcext:value-type="float">
            <text:p>60.32</text:p>
          </table:table-cell>
          <table:table-cell table:style-name="ce28" office:value-type="float" office:value="11.66" calcext:value-type="float">
            <text:p>11.66</text:p>
          </table:table-cell>
          <table:table-cell table:style-name="ce28" office:value-type="float" office:value="5.06" calcext:value-type="float">
            <text:p>5.06</text:p>
          </table:table-cell>
          <table:table-cell table:style-name="ce28" office:value-type="float" office:value="0.91" calcext:value-type="float">
            <text:p>0.91</text:p>
          </table:table-cell>
          <table:table-cell table:style-name="ce28" office:value-type="float" office:value="45.04" calcext:value-type="float">
            <text:p>45.04</text:p>
          </table:table-cell>
          <table:table-cell table:style-name="ce33" office:value-type="float" office:value="54" calcext:value-type="float">
            <text:p>54.00</text:p>
          </table:table-cell>
          <table:table-cell table:style-name="ce24" office:value-type="float" office:value="66.01" calcext:value-type="float">
            <text:p>66.01</text:p>
          </table:table-cell>
          <table:table-cell table:style-name="ce28" office:value-type="float" office:value="12.41" calcext:value-type="float">
            <text:p>12.41</text:p>
          </table:table-cell>
          <table:table-cell table:style-name="ce28" office:value-type="float" office:value="4.51" calcext:value-type="float">
            <text:p>4.51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50.71" calcext:value-type="float">
            <text:p>50.71</text:p>
          </table:table-cell>
          <table:table-cell table:style-name="ce33" office:value-type="float" office:value="58.68" calcext:value-type="float">
            <text:p>58.68</text:p>
          </table:table-cell>
          <table:table-cell table:style-name="ce24" office:value-type="float" office:value="70.31" calcext:value-type="float">
            <text:p>70.31</text:p>
          </table:table-cell>
          <table:table-cell table:style-name="ce28" office:value-type="float" office:value="12.41" calcext:value-type="float">
            <text:p>12.41</text:p>
          </table:table-cell>
          <table:table-cell table:style-name="ce28" office:value-type="float" office:value="3.88" calcext:value-type="float">
            <text:p>3.88</text:p>
          </table:table-cell>
          <table:table-cell table:style-name="ce28" office:value-type="float" office:value="0.8" calcext:value-type="float">
            <text:p>0.80</text:p>
          </table:table-cell>
          <table:table-cell table:style-name="ce28" office:value-type="float" office:value="54.51" calcext:value-type="float">
            <text:p>54.51</text:p>
          </table:table-cell>
          <table:table-cell table:style-name="ce33" office:value-type="float" office:value="59.31" calcext:value-type="float">
            <text:p>59.31</text:p>
          </table:table-cell>
          <table:table-cell table:number-columns-repeated="98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([.K19]+[.Q19]+[.W19]+[.AC19]+[.AI19])/5" office:value-type="float" office:value="44.806" calcext:value-type="float">
            <text:p>44.81</text:p>
          </table:table-cell>
          <table:table-cell table:style-name="ce11" table:formula="of:=([.L19]-[.M19]+[.R19]-[.S19]+[.X19]-[.Y19]+[.AD19]-[.AE19]+[.AJ19]-[.AK19])/5" office:value-type="float" office:value="7.982" calcext:value-type="float">
            <text:p>7.98</text:p>
          </table:table-cell>
          <table:table-cell table:style-name="ce11" table:formula="of:=(ABS([.Y19]-[.M19])+ABS([.Y19]-[.S19])+ABS([.Y19]-[.AE19])+ABS([.Y19]-[.AK19]))/5" office:value-type="float" office:value="0.56" calcext:value-type="float">
            <text:p>0.56</text:p>
          </table:table-cell>
          <table:table-cell table:style-name="ce11" table:formula="of:=(ABS([.W19]-[.K19])+ABS([.W19]-[.Q19])+ABS([.W19]-[.AC19])+ABS([.AI19]-[.W19]))/5" office:value-type="float" office:value="7.036" calcext:value-type="float">
            <text:p>7.04</text:p>
          </table:table-cell>
          <table:table-cell table:style-name="ce11" table:formula="of:=(ABS([.K19]-[.O19])+ABS([.K19]-[.P19])+ABS([.Q19]-[.U19])+ABS([.Q19]-[.V19])+ABS([.W19]-[.AA19])+ABS([.W19]-[.AB19])+ABS([.AC19]-[.AG19])+ABS([.AC19]-[.AH19])+ABS([.AI19]-[.AM19])+ABS([.AI19]-[.AN19]))/10" office:value-type="float" office:value="6.689" calcext:value-type="float">
            <text:p>6.69</text:p>
          </table:table-cell>
          <table:table-cell table:style-name="ce11" office:value-type="float" office:value="10.9" calcext:value-type="float">
            <text:p>10.90</text:p>
          </table:table-cell>
          <table:table-cell table:style-name="ce11" table:formula="of:=([.N19]+[.T19]+[.Z19]+[.AF19]+[.AL19])/5" office:value-type="float" office:value="0.712" calcext:value-type="float">
            <text:p>0.71</text:p>
          </table:table-cell>
          <table:table-cell/>
          <table:table-cell table:style-name="ce24" office:value-type="float" office:value="28.14" calcext:value-type="float">
            <text:p>28.14</text:p>
          </table:table-cell>
          <table:table-cell table:style-name="ce28" office:value-type="float" office:value="11.75" calcext:value-type="float">
            <text:p>11.75</text:p>
          </table:table-cell>
          <table:table-cell table:style-name="ce28" office:value-type="float" office:value="6.24" calcext:value-type="float">
            <text:p>6.24</text:p>
          </table:table-cell>
          <table:table-cell table:style-name="ce28" office:value-type="float" office:value="0.78" calcext:value-type="float">
            <text:p>0.78</text:p>
          </table:table-cell>
          <table:table-cell table:style-name="ce28" office:value-type="float" office:value="23.21" calcext:value-type="float">
            <text:p>23.21</text:p>
          </table:table-cell>
          <table:table-cell table:style-name="ce33" office:value-type="float" office:value="25.55" calcext:value-type="float">
            <text:p>25.55</text:p>
          </table:table-cell>
          <table:table-cell table:style-name="ce24" office:value-type="float" office:value="42.09" calcext:value-type="float">
            <text:p>42.09</text:p>
          </table:table-cell>
          <table:table-cell table:style-name="ce28" office:value-type="float" office:value="12.34" calcext:value-type="float">
            <text:p>12.34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36.78" calcext:value-type="float">
            <text:p>36.78</text:p>
          </table:table-cell>
          <table:table-cell table:style-name="ce33" office:value-type="float" office:value="35.05" calcext:value-type="float">
            <text:p>35.05</text:p>
          </table:table-cell>
          <table:table-cell table:style-name="ce24" office:value-type="float" office:value="48.39" calcext:value-type="float">
            <text:p>48.39</text:p>
          </table:table-cell>
          <table:table-cell table:style-name="ce28" office:value-type="float" office:value="12.79" calcext:value-type="float">
            <text:p>12.79</text:p>
          </table:table-cell>
          <table:table-cell table:style-name="ce28" office:value-type="float" office:value="4.48" calcext:value-type="float">
            <text:p>4.48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43.94" calcext:value-type="float">
            <text:p>43.94</text:p>
          </table:table-cell>
          <table:table-cell table:style-name="ce33" office:value-type="float" office:value="37.77" calcext:value-type="float">
            <text:p>37.77</text:p>
          </table:table-cell>
          <table:table-cell table:style-name="ce24" office:value-type="float" office:value="51.72" calcext:value-type="float">
            <text:p>51.72</text:p>
          </table:table-cell>
          <table:table-cell table:style-name="ce28" office:value-type="float" office:value="13.45" calcext:value-type="float">
            <text:p>13.45</text:p>
          </table:table-cell>
          <table:table-cell table:style-name="ce28" office:value-type="float" office:value="4.4" calcext:value-type="float">
            <text:p>4.40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46.53" calcext:value-type="float">
            <text:p>46.53</text:p>
          </table:table-cell>
          <table:table-cell table:style-name="ce33" office:value-type="float" office:value="41.23" calcext:value-type="float">
            <text:p>41.23</text:p>
          </table:table-cell>
          <table:table-cell table:style-name="ce24" office:value-type="float" office:value="53.69" calcext:value-type="float">
            <text:p>53.69</text:p>
          </table:table-cell>
          <table:table-cell table:style-name="ce28" office:value-type="float" office:value="13.74" calcext:value-type="float">
            <text:p>13.74</text:p>
          </table:table-cell>
          <table:table-cell table:style-name="ce28" office:value-type="float" office:value="4.04" calcext:value-type="float">
            <text:p>4.04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50.11" calcext:value-type="float">
            <text:p>50.11</text:p>
          </table:table-cell>
          <table:table-cell table:style-name="ce33" office:value-type="float" office:value="41" calcext:value-type="float">
            <text:p>41.00</text:p>
          </table:table-cell>
          <table:table-cell table:number-columns-repeated="98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([.K20]+[.Q20]+[.W20]+[.AC20]+[.AI20])/5" office:value-type="float" office:value="65.548" calcext:value-type="float">
            <text:p>65.55</text:p>
          </table:table-cell>
          <table:table-cell table:style-name="ce11" table:formula="of:=([.L20]-[.M20]+[.R20]-[.S20]+[.X20]-[.Y20]+[.AD20]-[.AE20]+[.AJ20]-[.AK20])/5" office:value-type="float" office:value="7.022" calcext:value-type="float">
            <text:p>7.02</text:p>
          </table:table-cell>
          <table:table-cell table:style-name="ce11" table:formula="of:=(ABS([.Y20]-[.M20])+ABS([.Y20]-[.S20])+ABS([.Y20]-[.AE20])+ABS([.Y20]-[.AK20]))/5" office:value-type="float" office:value="0.718" calcext:value-type="float">
            <text:p>0.72</text:p>
          </table:table-cell>
          <table:table-cell table:style-name="ce11" table:formula="of:=(ABS([.W20]-[.K20])+ABS([.W20]-[.Q20])+ABS([.W20]-[.AC20])+ABS([.AI20]-[.W20]))/5" office:value-type="float" office:value="11.704" calcext:value-type="float">
            <text:p>11.70</text:p>
          </table:table-cell>
          <table:table-cell table:style-name="ce11" table:formula="of:=(ABS([.K20]-[.O20])+ABS([.K20]-[.P20])+ABS([.Q20]-[.U20])+ABS([.Q20]-[.V20])+ABS([.W20]-[.AA20])+ABS([.W20]-[.AB20])+ABS([.AC20]-[.AG20])+ABS([.AC20]-[.AH20])+ABS([.AI20]-[.AM20])+ABS([.AI20]-[.AN20]))/10" office:value-type="float" office:value="13.643" calcext:value-type="float">
            <text:p>13.64</text:p>
          </table:table-cell>
          <table:table-cell table:style-name="ce11" office:value-type="float" office:value="5.6" calcext:value-type="float">
            <text:p>5.60</text:p>
          </table:table-cell>
          <table:table-cell table:style-name="ce11" table:formula="of:=([.N20]+[.T20]+[.Z20]+[.AF20]+[.AL20])/5" office:value-type="float" office:value="0.952" calcext:value-type="float">
            <text:p>0.95</text:p>
          </table:table-cell>
          <table:table-cell/>
          <table:table-cell table:style-name="ce24" office:value-type="float" office:value="40.51" calcext:value-type="float">
            <text:p>40.51</text:p>
          </table:table-cell>
          <table:table-cell table:style-name="ce28" office:value-type="float" office:value="10.14" calcext:value-type="float">
            <text:p>10.14</text:p>
          </table:table-cell>
          <table:table-cell table:style-name="ce28" office:value-type="float" office:value="5.04" calcext:value-type="float">
            <text:p>5.04</text:p>
          </table:table-cell>
          <table:table-cell table:style-name="ce28" office:value-type="float" office:value="1.06" calcext:value-type="float">
            <text:p>1.06</text:p>
          </table:table-cell>
          <table:table-cell table:style-name="ce28" office:value-type="float" office:value="28.84" calcext:value-type="float">
            <text:p>28.84</text:p>
          </table:table-cell>
          <table:table-cell table:style-name="ce33" office:value-type="float" office:value="35.87" calcext:value-type="float">
            <text:p>35.87</text:p>
          </table:table-cell>
          <table:table-cell table:style-name="ce24" office:value-type="float" office:value="58.7" calcext:value-type="float">
            <text:p>58.70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96" calcext:value-type="float">
            <text:p>2.96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44.91" calcext:value-type="float">
            <text:p>44.91</text:p>
          </table:table-cell>
          <table:table-cell table:style-name="ce33" office:value-type="float" office:value="49.06" calcext:value-type="float">
            <text:p>49.06</text:p>
          </table:table-cell>
          <table:table-cell table:style-name="ce24" office:value-type="float" office:value="70.8" calcext:value-type="float">
            <text:p>70.80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48" calcext:value-type="float">
            <text:p>2.48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52.51" calcext:value-type="float">
            <text:p>52.51</text:p>
          </table:table-cell>
          <table:table-cell table:style-name="ce33" office:value-type="float" office:value="56.66" calcext:value-type="float">
            <text:p>56.66</text:p>
          </table:table-cell>
          <table:table-cell table:style-name="ce24" office:value-type="float" office:value="78.21" calcext:value-type="float">
            <text:p>78.21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" calcext:value-type="float">
            <text:p>2.00</text:p>
          </table:table-cell>
          <table:table-cell table:style-name="ce28" office:value-type="float" office:value="0.89" calcext:value-type="float">
            <text:p>0.89</text:p>
          </table:table-cell>
          <table:table-cell table:style-name="ce28" office:value-type="float" office:value="57.54" calcext:value-type="float">
            <text:p>57.54</text:p>
          </table:table-cell>
          <table:table-cell table:style-name="ce28" office:value-type="float" office:value="60.58" calcext:value-type="float">
            <text:p>60.58</text:p>
          </table:table-cell>
          <table:table-cell table:style-name="ce24" office:value-type="float" office:value="79.52" calcext:value-type="float">
            <text:p>79.52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55" calcext:value-type="float">
            <text:p>2.55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61.73" calcext:value-type="float">
            <text:p>61.73</text:p>
          </table:table-cell>
          <table:table-cell table:style-name="ce33" office:value-type="float" office:value="71.35" calcext:value-type="float">
            <text:p>71.35</text:p>
          </table:table-cell>
          <table:table-cell table:number-columns-repeated="98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([.K21]+[.Q21]+[.W21]+[.AC21]+[.AI21])/5" office:value-type="float" office:value="43.48" calcext:value-type="float">
            <text:p>43.48</text:p>
          </table:table-cell>
          <table:table-cell table:style-name="ce11" table:formula="of:=([.L21]-[.M21]+[.R21]-[.S21]+[.X21]-[.Y21]+[.AD21]-[.AE21]+[.AJ21]-[.AK21])/5" office:value-type="float" office:value="5.414" calcext:value-type="float">
            <text:p>5.41</text:p>
          </table:table-cell>
          <table:table-cell table:style-name="ce11" table:formula="of:=(ABS([.Y21]-[.M21])+ABS([.Y21]-[.S21])+ABS([.Y21]-[.AE21])+ABS([.Y21]-[.AK21]))/5" office:value-type="float" office:value="0.25" calcext:value-type="float">
            <text:p>0.25</text:p>
          </table:table-cell>
          <table:table-cell table:style-name="ce11" table:formula="of:=(ABS([.W21]-[.K21])+ABS([.W21]-[.Q21])+ABS([.W21]-[.AC21])+ABS([.AI21]-[.W21]))/5" office:value-type="float" office:value="6.738" calcext:value-type="float">
            <text:p>6.74</text:p>
          </table:table-cell>
          <table:table-cell table:style-name="ce11" table:formula="of:=(ABS([.K21]-[.O21])+ABS([.K21]-[.P21])+ABS([.Q21]-[.U21])+ABS([.Q21]-[.V21])+ABS([.W21]-[.AA21])+ABS([.W21]-[.AB21])+ABS([.AC21]-[.AG21])+ABS([.AC21]-[.AH21])+ABS([.AI21]-[.AM21])+ABS([.AI21]-[.AN21]))/10" office:value-type="float" office:value="4.663" calcext:value-type="float">
            <text:p>4.66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21]+[.T21]+[.Z21]+[.AF21]+[.AL21])/5" office:value-type="float" office:value="1.83" calcext:value-type="float">
            <text:p>1.83</text:p>
          </table:table-cell>
          <table:table-cell/>
          <table:table-cell table:style-name="ce25" office:value-type="float" office:value="29.32" calcext:value-type="float">
            <text:p>29.32</text:p>
          </table:table-cell>
          <table:table-cell table:style-name="ce29" office:value-type="float" office:value="10.37" calcext:value-type="float">
            <text:p>10.37</text:p>
          </table:table-cell>
          <table:table-cell table:style-name="ce29" office:value-type="float" office:value="5.57" calcext:value-type="float">
            <text:p>5.57</text:p>
          </table:table-cell>
          <table:table-cell table:style-name="ce29" office:value-type="float" office:value="0.74" calcext:value-type="float">
            <text:p>0.74</text:p>
          </table:table-cell>
          <table:table-cell table:style-name="ce29" office:value-type="float" office:value="27.13" calcext:value-type="float">
            <text:p>27.1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25" office:value-type="float" office:value="39.66" calcext:value-type="float">
            <text:p>39.66</text:p>
          </table:table-cell>
          <table:table-cell table:style-name="ce29" office:value-type="float" office:value="11" calcext:value-type="float">
            <text:p>11.00</text:p>
          </table:table-cell>
          <table:table-cell table:style-name="ce29" office:value-type="float" office:value="5.38" calcext:value-type="float">
            <text:p>5.38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 office:value-type="float" office:value="38.07" calcext:value-type="float">
            <text:p>38.07</text:p>
          </table:table-cell>
          <table:table-cell table:style-name="ce34" office:value-type="float" office:value="35.48" calcext:value-type="float">
            <text:p>35.48</text:p>
          </table:table-cell>
          <table:table-cell table:style-name="ce25" office:value-type="float" office:value="45.75" calcext:value-type="float">
            <text:p>45.75</text:p>
          </table:table-cell>
          <table:table-cell table:style-name="ce29" office:value-type="float" office:value="11.35" calcext:value-type="float">
            <text:p>11.35</text:p>
          </table:table-cell>
          <table:table-cell table:style-name="ce29" office:value-type="float" office:value="6.06" calcext:value-type="float">
            <text:p>6.06</text:p>
          </table:table-cell>
          <table:table-cell table:style-name="ce29" office:value-type="float" office:value="0.84" calcext:value-type="float">
            <text:p>0.84</text:p>
          </table:table-cell>
          <table:table-cell table:style-name="ce29" office:value-type="float" office:value="41.04" calcext:value-type="float">
            <text:p>41.04</text:p>
          </table:table-cell>
          <table:table-cell table:style-name="ce34" office:value-type="float" office:value="43.06" calcext:value-type="float">
            <text:p>43.06</text:p>
          </table:table-cell>
          <table:table-cell table:style-name="ce25" office:value-type="float" office:value="49.91" calcext:value-type="float">
            <text:p>49.91</text:p>
          </table:table-cell>
          <table:table-cell table:style-name="ce29" office:value-type="float" office:value="11.4" calcext:value-type="float">
            <text:p>11.40</text:p>
          </table:table-cell>
          <table:table-cell table:style-name="ce29" office:value-type="float" office:value="6" calcext:value-type="float">
            <text:p>6.00</text:p>
          </table:table-cell>
          <table:table-cell table:style-name="ce29" office:value-type="float" office:value="0.84" calcext:value-type="float">
            <text:p>0.84</text:p>
          </table:table-cell>
          <table:table-cell table:style-name="ce29" office:value-type="float" office:value="45.71" calcext:value-type="float">
            <text:p>45.71</text:p>
          </table:table-cell>
          <table:table-cell table:style-name="ce34" office:value-type="float" office:value="46.94" calcext:value-type="float">
            <text:p>46.94</text:p>
          </table:table-cell>
          <table:table-cell table:style-name="ce25" office:value-type="float" office:value="52.76" calcext:value-type="float">
            <text:p>52.76</text:p>
          </table:table-cell>
          <table:table-cell table:style-name="ce29" office:value-type="float" office:value="12" calcext:value-type="float">
            <text:p>12.00</text:p>
          </table:table-cell>
          <table:table-cell table:style-name="ce29" office:value-type="float" office:value="6.04" calcext:value-type="float">
            <text:p>6.04</text:p>
          </table:table-cell>
          <table:table-cell table:style-name="ce29" office:value-type="float" office:value="5.96" calcext:value-type="float">
            <text:p>5.96</text:p>
          </table:table-cell>
          <table:table-cell table:style-name="ce29" office:value-type="float" office:value="41.09" calcext:value-type="float">
            <text:p>41.09</text:p>
          </table:table-cell>
          <table:table-cell table:style-name="ce34" office:value-type="float" office:value="43.19" calcext:value-type="float">
            <text:p>43.19</text:p>
          </table:table-cell>
          <table:table-cell table:number-columns-repeated="98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7" table:number-rows-spanned="1">
            <text:p>Taula 1: Tot normalitzat excepte paràmetres negatius</text:p>
          </table:table-cell>
          <table:covered-table-cell table:number-columns-repeated="6"/>
          <table:table-cell table:number-columns-repeated="4"/>
          <table:table-cell table:style-name="ce15" office:value-type="string" calcext:value-type="string" table:number-columns-spanned="7" table:number-rows-spanned="1">
            <text:p>Taula 2: TOT NORMALITZAT. Paràmetres negatius amb regla de 3</text:p>
          </table:table-cell>
          <table:covered-table-cell table:number-columns-repeated="6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3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 table:style-name="ce31"/>
          <table:table-cell table:style-name="ce18" table:formula="of:=[.C26]" office:value-type="float" office:value="7" calcext:value-type="float">
            <text:p>7</text:p>
          </table:table-cell>
          <table:table-cell table:style-name="ce18" table:formula="of:=[.D26]" office:value-type="float" office:value="3" calcext:value-type="float">
            <text:p>3</text:p>
          </table:table-cell>
          <table:table-cell table:style-name="ce18" table:formula="of:=[.E26]" office:value-type="float" office:value="1" calcext:value-type="float">
            <text:p>1</text:p>
          </table:table-cell>
          <table:table-cell table:style-name="ce18" table:formula="of:=[.F26]" office:value-type="float" office:value="1" calcext:value-type="float">
            <text:p>1</text:p>
          </table:table-cell>
          <table:table-cell table:style-name="ce18" table:formula="of:=[.G26]" office:value-type="float" office:value="3" calcext:value-type="float">
            <text:p>3</text:p>
          </table:table-cell>
          <table:table-cell table:style-name="ce18" table:formula="of:=[.H26]" office:value-type="float" office:value="3" calcext:value-type="float">
            <text:p>3</text:p>
          </table:table-cell>
          <table:table-cell table:style-name="ce18" table:formula="of:=[.I26]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/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 table:number-columns-repeated="1003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4]/MAX([.C$4:.C$21])" office:value-type="float" office:value="0.672911454201501" calcext:value-type="float">
            <text:p>0.67</text:p>
          </table:table-cell>
          <table:table-cell table:style-name="ce11" table:formula="of:=[.D4]/MAX([.D$4:.D$21])" office:value-type="float" office:value="0.986318861729296" calcext:value-type="float">
            <text:p>0.99</text:p>
          </table:table-cell>
          <table:table-cell table:style-name="ce11" table:formula="of:=1-[.E4]/MAX([.E$4:.E$21])" office:value-type="float" office:value="0.415254237288136" calcext:value-type="float">
            <text:p>0.42</text:p>
          </table:table-cell>
          <table:table-cell table:style-name="ce11" table:formula="of:=1-[.F4]/MAX([.F$4:.F$21])" office:value-type="float" office:value="0.186974443528442" calcext:value-type="float">
            <text:p>0.19</text:p>
          </table:table-cell>
          <table:table-cell table:style-name="ce11" table:formula="of:=1-[.G4]/MAX([.G$4:.G$21])" office:value-type="float" office:value="0.658213003005204" calcext:value-type="float">
            <text:p>0.66</text:p>
          </table:table-cell>
          <table:table-cell table:style-name="ce11" table:formula="of:=[.H4]/MAX([.H$4:.H$21])" office:value-type="float" office:value="0.761904761904762" calcext:value-type="float">
            <text:p>0.76</text:p>
          </table:table-cell>
          <table:table-cell table:style-name="ce11" table:formula="of:=1-[.I4]/MAX([.I$4:.I$21])" office:value-type="float" office:value="0.5224043715847" calcext:value-type="float">
            <text:p>0.52</text:p>
          </table:table-cell>
          <table:table-cell table:style-name="ce11" table:formula="of:=[.C28]*[.C$26]+[.D28]*[.D$26]+[.E$26]*[.E28]+[.F28]*[.F$26]+[.G$26]*[.G28]+[.H28]*[.H$26]+[.I$26]*[.I28]" office:value-type="float" office:value="14.099131854899" calcext:value-type="float">
            <text:p>14.1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28]" office:value-type="float" office:value="0.672911454201501" calcext:value-type="float">
            <text:p>0.67</text:p>
          </table:table-cell>
          <table:table-cell table:style-name="ce11" table:formula="of:=[.D28]" office:value-type="float" office:value="0.986318861729296" calcext:value-type="float">
            <text:p>0.99</text:p>
          </table:table-cell>
          <table:table-cell table:style-name="ce11" table:formula="of:=[.E28]*1/MAX([.E$28:.E$45])" office:value-type="float" office:value="0.441441441441441" calcext:value-type="float">
            <text:p>0.44</text:p>
          </table:table-cell>
          <table:table-cell table:style-name="ce11" table:formula="of:=[.F28]*1/MAX([.F$28:.F$45])" office:value-type="float" office:value="0.334908446544595" calcext:value-type="float">
            <text:p>0.33</text:p>
          </table:table-cell>
          <table:table-cell table:style-name="ce11" table:formula="of:=[.G28]*1/MAX([.G$28:.G$45])" office:value-type="float" office:value="0.728896103896104" calcext:value-type="float">
            <text:p>0.73</text:p>
          </table:table-cell>
          <table:table-cell table:style-name="ce11" table:formula="of:=[.H28]" office:value-type="float" office:value="0.761904761904762" calcext:value-type="float">
            <text:p>0.76</text:p>
          </table:table-cell>
          <table:table-cell table:style-name="ce11" table:formula="of:=[.I28]*1/MAX([.I$28:.I$45])" office:value-type="float" office:value="0.824137931034483" calcext:value-type="float">
            <text:p>0.82</text:p>
          </table:table-cell>
          <table:table-cell table:style-name="ce11" table:formula="of:=[.N28]*[.N$26]+[.O28]*[.O$26]+[.P$26]*[.P28]+[.Q28]*[.Q$26]+[.R$26]*[.R28]+[.S28]*[.S$26]+[.T$26]*[.T28]" office:value-type="float" office:value="15.3905030430905" calcext:value-type="float">
            <text:p>15.39</text:p>
          </table:table-cell>
          <table:table-cell table:number-columns-repeated="1003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5]/MAX([.C$4:.C$21])" office:value-type="float" office:value="0.647769573442363" calcext:value-type="float">
            <text:p>0.65</text:p>
          </table:table-cell>
          <table:table-cell table:style-name="ce11" table:formula="of:=[.D5]/MAX([.D$4:.D$21])" office:value-type="float" office:value="0.548704852243707" calcext:value-type="float">
            <text:p>0.55</text:p>
          </table:table-cell>
          <table:table-cell table:style-name="ce11" table:formula="of:=1-[.E5]/MAX([.E$4:.E$21])" office:value-type="float" office:value="0.622881355932203" calcext:value-type="float">
            <text:p>0.62</text:p>
          </table:table-cell>
          <table:table-cell table:style-name="ce11" table:formula="of:=1-[.F5]/MAX([.F$4:.F$21])" office:value-type="float" office:value="0.381368507831822" calcext:value-type="float">
            <text:p>0.38</text:p>
          </table:table-cell>
          <table:table-cell table:style-name="ce11" table:formula="of:=1-[.G5]/MAX([.G$4:.G$21])" office:value-type="float" office:value="0.843216301399985" calcext:value-type="float">
            <text:p>0.84</text:p>
          </table:table-cell>
          <table:table-cell table:style-name="ce11" table:formula="of:=[.H5]/MAX([.H$4:.H$21])" office:value-type="float" office:value="0.476190476190476" calcext:value-type="float">
            <text:p>0.48</text:p>
          </table:table-cell>
          <table:table-cell table:style-name="ce11" table:formula="of:=1-[.I5]/MAX([.I$4:.I$21])" office:value-type="float" office:value="0.512568306010929" calcext:value-type="float">
            <text:p>0.51</text:p>
          </table:table-cell>
          <table:table-cell table:style-name="ce11" table:formula="of:=[.C29]*[.C$26]+[.D29]*[.D$26]+[.E$26]*[.E29]+[.F29]*[.F$26]+[.G$26]*[.G29]+[.H29]*[.H$26]+[.I$26]*[.I29]" office:value-type="float" office:value="12.6806766853959" calcext:value-type="float">
            <text:p>12.6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29]" office:value-type="float" office:value="0.647769573442363" calcext:value-type="float">
            <text:p>0.65</text:p>
          </table:table-cell>
          <table:table-cell table:style-name="ce11" table:formula="of:=[.D29]" office:value-type="float" office:value="0.548704852243707" calcext:value-type="float">
            <text:p>0.55</text:p>
          </table:table-cell>
          <table:table-cell table:style-name="ce11" table:formula="of:=[.E29]*1/MAX([.E$28:.E$45])" office:value-type="float" office:value="0.662162162162162" calcext:value-type="float">
            <text:p>0.66</text:p>
          </table:table-cell>
          <table:table-cell table:style-name="ce11" table:formula="of:=[.F29]*1/MAX([.F$28:.F$45])" office:value-type="float" office:value="0.683106910809215" calcext:value-type="float">
            <text:p>0.68</text:p>
          </table:table-cell>
          <table:table-cell table:style-name="ce11" table:formula="of:=[.G29]*1/MAX([.G$28:.G$45])" office:value-type="float" office:value="0.933766233766234" calcext:value-type="float">
            <text:p>0.93</text:p>
          </table:table-cell>
          <table:table-cell table:style-name="ce11" table:formula="of:=[.H29]" office:value-type="float" office:value="0.476190476190476" calcext:value-type="float">
            <text:p>0.48</text:p>
          </table:table-cell>
          <table:table-cell table:style-name="ce11" table:formula="of:=[.I29]*1/MAX([.I$28:.I$45])" office:value-type="float" office:value="0.808620689655172" calcext:value-type="float">
            <text:p>0.81</text:p>
          </table:table-cell>
          <table:table-cell table:style-name="ce11" table:formula="of:=[.N29]*[.N$26]+[.O29]*[.O$26]+[.P$26]*[.P29]+[.Q29]*[.Q$26]+[.R$26]*[.R29]+[.S29]*[.S$26]+[.T$26]*[.T29]" office:value-type="float" office:value="14.1815028426347" calcext:value-type="float">
            <text:p>14.18</text:p>
          </table:table-cell>
          <table:table-cell table:number-columns-repeated="100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6]/MAX([.C$4:.C$21])" office:value-type="float" office:value="0.745835113199487" calcext:value-type="float">
            <text:p>0.75</text:p>
          </table:table-cell>
          <table:table-cell table:style-name="ce11" table:formula="of:=[.D6]/MAX([.D$4:.D$21])" office:value-type="float" office:value="0.842575702298431" calcext:value-type="float">
            <text:p>0.84</text:p>
          </table:table-cell>
          <table:table-cell table:style-name="ce11" table:formula="of:=1-[.E6]/MAX([.E$4:.E$21])" office:value-type="float" office:value="0.319915254237288" calcext:value-type="float">
            <text:p>0.32</text:p>
          </table:table-cell>
          <table:table-cell table:style-name="ce11" table:formula="of:=1-[.F6]/MAX([.F$4:.F$21])" office:value-type="float" office:value="0.339653751030503" calcext:value-type="float">
            <text:p>0.34</text:p>
          </table:table-cell>
          <table:table-cell table:style-name="ce11" table:formula="of:=1-[.G6]/MAX([.G$4:.G$21])" office:value-type="float" office:value="0.811698306824012" calcext:value-type="float">
            <text:p>0.81</text:p>
          </table:table-cell>
          <table:table-cell table:style-name="ce11" table:formula="of:=[.H6]/MAX([.H$4:.H$21])" office:value-type="float" office:value="0.476190476190476" calcext:value-type="float">
            <text:p>0.48</text:p>
          </table:table-cell>
          <table:table-cell table:style-name="ce11" table:formula="of:=1-[.I6]/MAX([.I$4:.I$21])" office:value-type="float" office:value="0.53551912568306" calcext:value-type="float">
            <text:p>0.54</text:p>
          </table:table-cell>
          <table:table-cell table:style-name="ce11" table:formula="of:=[.C30]*[.C$26]+[.D30]*[.D$26]+[.E$26]*[.E30]+[.F30]*[.F$26]+[.G$26]*[.G30]+[.H30]*[.H$26]+[.I$26]*[.I30]" office:value-type="float" office:value="13.8783656306521" calcext:value-type="float">
            <text:p>13.8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30]" office:value-type="float" office:value="0.745835113199487" calcext:value-type="float">
            <text:p>0.75</text:p>
          </table:table-cell>
          <table:table-cell table:style-name="ce11" table:formula="of:=[.D30]" office:value-type="float" office:value="0.842575702298431" calcext:value-type="float">
            <text:p>0.84</text:p>
          </table:table-cell>
          <table:table-cell table:style-name="ce11" table:formula="of:=[.E30]*1/MAX([.E$28:.E$45])" office:value-type="float" office:value="0.34009009009009" calcext:value-type="float">
            <text:p>0.34</text:p>
          </table:table-cell>
          <table:table-cell table:style-name="ce11" table:formula="of:=[.F30]*1/MAX([.F$28:.F$45])" office:value-type="float" office:value="0.60838747784997" calcext:value-type="float">
            <text:p>0.61</text:p>
          </table:table-cell>
          <table:table-cell table:style-name="ce11" table:formula="of:=[.G30]*1/MAX([.G$28:.G$45])" office:value-type="float" office:value="0.898863636363636" calcext:value-type="float">
            <text:p>0.90</text:p>
          </table:table-cell>
          <table:table-cell table:style-name="ce11" table:formula="of:=[.H30]" office:value-type="float" office:value="0.476190476190476" calcext:value-type="float">
            <text:p>0.48</text:p>
          </table:table-cell>
          <table:table-cell table:style-name="ce11" table:formula="of:=[.I30]*1/MAX([.I$28:.I$45])" office:value-type="float" office:value="0.844827586206896" calcext:value-type="float">
            <text:p>0.84</text:p>
          </table:table-cell>
          <table:table-cell table:style-name="ce11" table:formula="of:=[.N30]*[.N$26]+[.O30]*[.O$26]+[.P$26]*[.P30]+[.Q30]*[.Q$26]+[.R$26]*[.R30]+[.S30]*[.S$26]+[.T$26]*[.T30]" office:value-type="float" office:value="15.3566955635148" calcext:value-type="float">
            <text:p>15.36</text:p>
          </table:table-cell>
          <table:table-cell table:number-columns-repeated="1003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7]/MAX([.C$4:.C$21])" office:value-type="float" office:value="0.880789650332581" calcext:value-type="float">
            <text:p>0.88</text:p>
          </table:table-cell>
          <table:table-cell table:style-name="ce11" table:formula="of:=[.D7]/MAX([.D$4:.D$21])" office:value-type="float" office:value="1" calcext:value-type="float">
            <text:p>1.00</text:p>
          </table:table-cell>
          <table:table-cell table:style-name="ce11" table:formula="of:=1-[.E7]/MAX([.E$4:.E$21])" office:value-type="float" office:value="0" calcext:value-type="float">
            <text:p>0.00</text:p>
          </table:table-cell>
          <table:table-cell table:style-name="ce11" table:formula="of:=1-[.F7]/MAX([.F$4:.F$21])" office:value-type="float" office:value="0.0217642209398186" calcext:value-type="float">
            <text:p>0.02</text:p>
          </table:table-cell>
          <table:table-cell table:style-name="ce11" table:formula="of:=1-[.G7]/MAX([.G$4:.G$21])" office:value-type="float" office:value="0.590632558821373" calcext:value-type="float">
            <text:p>0.59</text:p>
          </table:table-cell>
          <table:table-cell table:style-name="ce11" table:formula="of:=[.H7]/MAX([.H$4:.H$21])" office:value-type="float" office:value="0.476190476190476" calcext:value-type="float">
            <text:p>0.48</text:p>
          </table:table-cell>
          <table:table-cell table:style-name="ce11" table:formula="of:=1-[.I7]/MAX([.I$4:.I$21])" office:value-type="float" office:value="0.46775956284153" calcext:value-type="float">
            <text:p>0.47</text:p>
          </table:table-cell>
          <table:table-cell table:style-name="ce11" table:formula="of:=[.C31]*[.C$26]+[.D31]*[.D$26]+[.E$26]*[.E31]+[.F31]*[.F$26]+[.G$26]*[.G31]+[.H31]*[.H$26]+[.I$26]*[.I31]" office:value-type="float" office:value="13.791039566828" calcext:value-type="float">
            <text:p>13.7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31]" office:value-type="float" office:value="0.880789650332581" calcext:value-type="float">
            <text:p>0.88</text:p>
          </table:table-cell>
          <table:table-cell table:style-name="ce11" table:formula="of:=[.D31]" office:value-type="float" office:value="1" calcext:value-type="float">
            <text:p>1.00</text:p>
          </table:table-cell>
          <table:table-cell table:style-name="ce11" table:formula="of:=[.E31]*1/MAX([.E$28:.E$45])" office:value-type="float" office:value="0" calcext:value-type="float">
            <text:p>0.00</text:p>
          </table:table-cell>
          <table:table-cell table:style-name="ce11" table:formula="of:=[.F31]*1/MAX([.F$28:.F$45])" office:value-type="float" office:value="0.0389840519787358" calcext:value-type="float">
            <text:p>0.04</text:p>
          </table:table-cell>
          <table:table-cell table:style-name="ce11" table:formula="of:=[.G31]*1/MAX([.G$28:.G$45])" office:value-type="float" office:value="0.654058441558441" calcext:value-type="float">
            <text:p>0.65</text:p>
          </table:table-cell>
          <table:table-cell table:style-name="ce11" table:formula="of:=[.H31]" office:value-type="float" office:value="0.476190476190476" calcext:value-type="float">
            <text:p>0.48</text:p>
          </table:table-cell>
          <table:table-cell table:style-name="ce11" table:formula="of:=[.I31]*1/MAX([.I$28:.I$45])" office:value-type="float" office:value="0.737931034482759" calcext:value-type="float">
            <text:p>0.74</text:p>
          </table:table-cell>
          <table:table-cell table:style-name="ce11" table:formula="of:=[.N31]*[.N$26]+[.O31]*[.O$26]+[.P$26]*[.P31]+[.Q31]*[.Q$26]+[.R$26]*[.R31]+[.S31]*[.S$26]+[.T$26]*[.T31]" office:value-type="float" office:value="14.8090514610018" calcext:value-type="float">
            <text:p>14.81</text:p>
          </table:table-cell>
          <table:table-cell table:number-columns-repeated="1003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8]/MAX([.C$4:.C$21])" office:value-type="float" office:value="0.474980167205712" calcext:value-type="float">
            <text:p>0.47</text:p>
          </table:table-cell>
          <table:table-cell table:style-name="ce11" table:formula="of:=[.D8]/MAX([.D$4:.D$21])" office:value-type="float" office:value="0.783473184968989" calcext:value-type="float">
            <text:p>0.78</text:p>
          </table:table-cell>
          <table:table-cell table:style-name="ce11" table:formula="of:=1-[.E8]/MAX([.E$4:.E$21])" office:value-type="float" office:value="0.273305084745763" calcext:value-type="float">
            <text:p>0.27</text:p>
          </table:table-cell>
          <table:table-cell table:style-name="ce11" table:formula="of:=1-[.F8]/MAX([.F$4:.F$21])" office:value-type="float" office:value="0.478647980214345" calcext:value-type="float">
            <text:p>0.48</text:p>
          </table:table-cell>
          <table:table-cell table:style-name="ce11" table:formula="of:=1-[.G8]/MAX([.G$4:.G$21])" office:value-type="float" office:value="0.902953895770725" calcext:value-type="float">
            <text:p>0.90</text:p>
          </table:table-cell>
          <table:table-cell table:style-name="ce11" table:formula="of:=[.H8]/MAX([.H$4:.H$21])" office:value-type="float" office:value="0.857142857142857" calcext:value-type="float">
            <text:p>0.86</text:p>
          </table:table-cell>
          <table:table-cell table:style-name="ce11" table:formula="of:=1-[.I8]/MAX([.I$4:.I$21])" office:value-type="float" office:value="0.592349726775956" calcext:value-type="float">
            <text:p>0.59</text:p>
          </table:table-cell>
          <table:table-cell table:style-name="ce11" table:formula="of:=[.C32]*[.C$26]+[.D32]*[.D$26]+[.E$26]*[.E32]+[.F32]*[.F$26]+[.G$26]*[.G32]+[.H32]*[.H$26]+[.I$26]*[.I32]" office:value-type="float" office:value="13.4845732293757" calcext:value-type="float">
            <text:p>13.4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32]" office:value-type="float" office:value="0.474980167205712" calcext:value-type="float">
            <text:p>0.47</text:p>
          </table:table-cell>
          <table:table-cell table:style-name="ce11" table:formula="of:=[.D32]" office:value-type="float" office:value="0.783473184968989" calcext:value-type="float">
            <text:p>0.78</text:p>
          </table:table-cell>
          <table:table-cell table:style-name="ce11" table:formula="of:=[.E32]*1/MAX([.E$28:.E$45])" office:value-type="float" office:value="0.29054054054054" calcext:value-type="float">
            <text:p>0.29</text:p>
          </table:table-cell>
          <table:table-cell table:style-name="ce11" table:formula="of:=[.F32]*1/MAX([.F$28:.F$45])" office:value-type="float" office:value="0.85735380980508" calcext:value-type="float">
            <text:p>0.86</text:p>
          </table:table-cell>
          <table:table-cell table:style-name="ce11" table:formula="of:=[.G32]*1/MAX([.G$28:.G$45])" office:value-type="float" office:value="0.999918831168831" calcext:value-type="float">
            <text:p>1.00</text:p>
          </table:table-cell>
          <table:table-cell table:style-name="ce11" table:formula="of:=[.H32]" office:value-type="float" office:value="0.857142857142857" calcext:value-type="float">
            <text:p>0.86</text:p>
          </table:table-cell>
          <table:table-cell table:style-name="ce11" table:formula="of:=[.I32]*1/MAX([.I$28:.I$45])" office:value-type="float" office:value="0.93448275862069" calcext:value-type="float">
            <text:p>0.93</text:p>
          </table:table-cell>
          <table:table-cell table:style-name="ce11" table:formula="of:=[.N32]*[.N$26]+[.O32]*[.O$26]+[.P$26]*[.P32]+[.Q32]*[.Q$26]+[.R$26]*[.R32]+[.S32]*[.S$26]+[.T$26]*[.T32]" office:value-type="float" office:value="15.1978084164897" calcext:value-type="float">
            <text:p>15.20</text:p>
          </table:table-cell>
          <table:table-cell table:number-columns-repeated="1003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9]/MAX([.C$4:.C$21])" office:value-type="float" office:value="0.492829682065052" calcext:value-type="float">
            <text:p>0.49</text:p>
          </table:table-cell>
          <table:table-cell table:style-name="ce11" table:formula="of:=[.D9]/MAX([.D$4:.D$21])" office:value-type="float" office:value="0.694819408974827" calcext:value-type="float">
            <text:p>0.69</text:p>
          </table:table-cell>
          <table:table-cell table:style-name="ce11" table:formula="of:=1-[.E9]/MAX([.E$4:.E$21])" office:value-type="float" office:value="0.652542372881356" calcext:value-type="float">
            <text:p>0.65</text:p>
          </table:table-cell>
          <table:table-cell table:style-name="ce11" table:formula="of:=1-[.F9]/MAX([.F$4:.F$21])" office:value-type="float" office:value="0.508985985160758" calcext:value-type="float">
            <text:p>0.51</text:p>
          </table:table-cell>
          <table:table-cell table:style-name="ce11" table:formula="of:=1-[.G9]/MAX([.G$4:.G$21])" office:value-type="float" office:value="0.903027193432529" calcext:value-type="float">
            <text:p>0.90</text:p>
          </table:table-cell>
          <table:table-cell table:style-name="ce11" table:formula="of:=[.H9]/MAX([.H$4:.H$21])" office:value-type="float" office:value="0.714285714285714" calcext:value-type="float">
            <text:p>0.71</text:p>
          </table:table-cell>
          <table:table-cell table:style-name="ce11" table:formula="of:=1-[.I9]/MAX([.I$4:.I$21])" office:value-type="float" office:value="0.624043715846995" calcext:value-type="float">
            <text:p>0.62</text:p>
          </table:table-cell>
          <table:table-cell table:style-name="ce11" table:formula="of:=[.C33]*[.C$26]+[.D33]*[.D$26]+[.E$26]*[.E33]+[.F33]*[.F$26]+[.G$26]*[.G33]+[.H33]*[.H$26]+[.I$26]*[.I33]" office:value-type="float" office:value="13.4198642301177" calcext:value-type="float">
            <text:p>13.4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33]" office:value-type="float" office:value="0.492829682065052" calcext:value-type="float">
            <text:p>0.49</text:p>
          </table:table-cell>
          <table:table-cell table:style-name="ce11" table:formula="of:=[.D33]" office:value-type="float" office:value="0.694819408974827" calcext:value-type="float">
            <text:p>0.69</text:p>
          </table:table-cell>
          <table:table-cell table:style-name="ce11" table:formula="of:=[.E33]*1/MAX([.E$28:.E$45])" office:value-type="float" office:value="0.693693693693694" calcext:value-type="float">
            <text:p>0.69</text:p>
          </table:table-cell>
          <table:table-cell table:style-name="ce11" table:formula="of:=[.F33]*1/MAX([.F$28:.F$45])" office:value-type="float" office:value="0.911695215593621" calcext:value-type="float">
            <text:p>0.91</text:p>
          </table:table-cell>
          <table:table-cell table:style-name="ce11" table:formula="of:=[.G33]*1/MAX([.G$28:.G$45])" office:value-type="float" office:value="1" calcext:value-type="float">
            <text:p>1.00</text:p>
          </table:table-cell>
          <table:table-cell table:style-name="ce11" table:formula="of:=[.H33]" office:value-type="float" office:value="0.714285714285714" calcext:value-type="float">
            <text:p>0.71</text:p>
          </table:table-cell>
          <table:table-cell table:style-name="ce11" table:formula="of:=[.I33]*1/MAX([.I$28:.I$45])" office:value-type="float" office:value="0.984482758620689" calcext:value-type="float">
            <text:p>0.98</text:p>
          </table:table-cell>
          <table:table-cell table:style-name="ce11" table:formula="of:=[.N33]*[.N$26]+[.O33]*[.O$26]+[.P$26]*[.P33]+[.Q33]*[.Q$26]+[.R$26]*[.R33]+[.S33]*[.S$26]+[.T$26]*[.T33]" office:value-type="float" office:value="15.2359603293864" calcext:value-type="float">
            <text:p>15.24</text:p>
          </table:table-cell>
          <table:table-cell table:number-columns-repeated="1003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10]/MAX([.C$4:.C$21])" office:value-type="float" office:value="0.426496613168975" calcext:value-type="float">
            <text:p>0.43</text:p>
          </table:table-cell>
          <table:table-cell table:style-name="ce11" table:formula="of:=[.D10]/MAX([.D$4:.D$21])" office:value-type="float" office:value="0.915176942721634" calcext:value-type="float">
            <text:p>0.92</text:p>
          </table:table-cell>
          <table:table-cell table:style-name="ce11" table:formula="of:=1-[.E10]/MAX([.E$4:.E$21])" office:value-type="float" office:value="0.36864406779661" calcext:value-type="float">
            <text:p>0.37</text:p>
          </table:table-cell>
          <table:table-cell table:style-name="ce11" table:formula="of:=1-[.F10]/MAX([.F$4:.F$21])" office:value-type="float" office:value="0.505028854080791" calcext:value-type="float">
            <text:p>0.51</text:p>
          </table:table-cell>
          <table:table-cell table:style-name="ce11" table:formula="of:=1-[.G10]/MAX([.G$4:.G$21])" office:value-type="float" office:value="0.855464340687532" calcext:value-type="float">
            <text:p>0.86</text:p>
          </table:table-cell>
          <table:table-cell table:style-name="ce11" table:formula="of:=[.H10]/MAX([.H$4:.H$21])" office:value-type="float" office:value="1" calcext:value-type="float">
            <text:p>1.00</text:p>
          </table:table-cell>
          <table:table-cell table:style-name="ce11" table:formula="of:=1-[.I10]/MAX([.I$4:.I$21])" office:value-type="float" office:value="0.633879781420765" calcext:value-type="float">
            <text:p>0.63</text:p>
          </table:table-cell>
          <table:table-cell table:style-name="ce11" table:formula="of:=[.C34]*[.C$26]+[.D34]*[.D$26]+[.E$26]*[.E34]+[.F34]*[.F$26]+[.G$26]*[.G34]+[.H34]*[.H$26]+[.I$26]*[.I34]" office:value-type="float" office:value="14.07271240855" calcext:value-type="float">
            <text:p>14.0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34]" office:value-type="float" office:value="0.426496613168975" calcext:value-type="float">
            <text:p>0.43</text:p>
          </table:table-cell>
          <table:table-cell table:style-name="ce11" table:formula="of:=[.D34]" office:value-type="float" office:value="0.915176942721634" calcext:value-type="float">
            <text:p>0.92</text:p>
          </table:table-cell>
          <table:table-cell table:style-name="ce11" table:formula="of:=[.E34]*1/MAX([.E$28:.E$45])" office:value-type="float" office:value="0.391891891891892" calcext:value-type="float">
            <text:p>0.39</text:p>
          </table:table-cell>
          <table:table-cell table:style-name="ce11" table:formula="of:=[.F34]*1/MAX([.F$28:.F$45])" office:value-type="float" office:value="0.904607206142942" calcext:value-type="float">
            <text:p>0.90</text:p>
          </table:table-cell>
          <table:table-cell table:style-name="ce11" table:formula="of:=[.G34]*1/MAX([.G$28:.G$45])" office:value-type="float" office:value="0.947329545454545" calcext:value-type="float">
            <text:p>0.95</text:p>
          </table:table-cell>
          <table:table-cell table:style-name="ce11" table:formula="of:=[.H34]" office:value-type="float" office:value="1" calcext:value-type="float">
            <text:p>1.00</text:p>
          </table:table-cell>
          <table:table-cell table:style-name="ce11" table:formula="of:=[.I34]*1/MAX([.I$28:.I$45])" office:value-type="float" office:value="1" calcext:value-type="float">
            <text:p>1.00</text:p>
          </table:table-cell>
          <table:table-cell table:style-name="ce11" table:formula="of:=[.N34]*[.N$26]+[.O34]*[.O$26]+[.P$26]*[.P34]+[.Q34]*[.Q$26]+[.R$26]*[.R34]+[.S34]*[.S$26]+[.T$26]*[.T34]" office:value-type="float" office:value="15.8694948547462" calcext:value-type="float">
            <text:p>15.87</text:p>
          </table:table-cell>
          <table:table-cell table:number-columns-repeated="1003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11]/MAX([.C$4:.C$21])" office:value-type="float" office:value="0.953072557515104" calcext:value-type="float">
            <text:p>0.95</text:p>
          </table:table-cell>
          <table:table-cell table:style-name="ce11" table:formula="of:=[.D11]/MAX([.D$4:.D$21])" office:value-type="float" office:value="0.576067128785115" calcext:value-type="float">
            <text:p>0.58</text:p>
          </table:table-cell>
          <table:table-cell table:style-name="ce11" table:formula="of:=1-[.E11]/MAX([.E$4:.E$21])" office:value-type="float" office:value="0.667372881355932" calcext:value-type="float">
            <text:p>0.67</text:p>
          </table:table-cell>
          <table:table-cell table:style-name="ce11" table:formula="of:=1-[.F11]/MAX([.F$4:.F$21])" office:value-type="float" office:value="0" calcext:value-type="float">
            <text:p>0.00</text:p>
          </table:table-cell>
          <table:table-cell table:style-name="ce11" table:formula="of:=1-[.G11]/MAX([.G$4:.G$21])" office:value-type="float" office:value="0.647878032690757" calcext:value-type="float">
            <text:p>0.65</text:p>
          </table:table-cell>
          <table:table-cell table:style-name="ce11" table:formula="of:=[.H11]/MAX([.H$4:.H$21])" office:value-type="float" office:value="0.571428571428571" calcext:value-type="float">
            <text:p>0.57</text:p>
          </table:table-cell>
          <table:table-cell table:style-name="ce11" table:formula="of:=1-[.I11]/MAX([.I$4:.I$21])" office:value-type="float" office:value="0.236065573770492" calcext:value-type="float">
            <text:p>0.24</text:p>
          </table:table-cell>
          <table:table-cell table:style-name="ce11" table:formula="of:=[.C35]*[.C$26]+[.D35]*[.D$26]+[.E$26]*[.E35]+[.F35]*[.F$26]+[.G$26]*[.G35]+[.H35]*[.H$26]+[.I$26]*[.I35]" office:value-type="float" office:value="13.4331987039865" calcext:value-type="float">
            <text:p>13.43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35]" office:value-type="float" office:value="0.953072557515104" calcext:value-type="float">
            <text:p>0.95</text:p>
          </table:table-cell>
          <table:table-cell table:style-name="ce11" table:formula="of:=[.D35]" office:value-type="float" office:value="0.576067128785115" calcext:value-type="float">
            <text:p>0.58</text:p>
          </table:table-cell>
          <table:table-cell table:style-name="ce11" table:formula="of:=[.E35]*1/MAX([.E$28:.E$45])" office:value-type="float" office:value="0.70945945945946" calcext:value-type="float">
            <text:p>0.71</text:p>
          </table:table-cell>
          <table:table-cell table:style-name="ce11" table:formula="of:=[.F35]*1/MAX([.F$28:.F$45])" office:value-type="float" office:value="0" calcext:value-type="float">
            <text:p>0.00</text:p>
          </table:table-cell>
          <table:table-cell table:style-name="ce11" table:formula="of:=[.G35]*1/MAX([.G$28:.G$45])" office:value-type="float" office:value="0.717451298701299" calcext:value-type="float">
            <text:p>0.72</text:p>
          </table:table-cell>
          <table:table-cell table:style-name="ce11" table:formula="of:=[.H35]" office:value-type="float" office:value="0.571428571428571" calcext:value-type="float">
            <text:p>0.57</text:p>
          </table:table-cell>
          <table:table-cell table:style-name="ce11" table:formula="of:=[.I35]*1/MAX([.I$28:.I$45])" office:value-type="float" office:value="0.372413793103448" calcext:value-type="float">
            <text:p>0.37</text:p>
          </table:table-cell>
          <table:table-cell table:style-name="ce11" table:formula="of:=[.N35]*[.N$26]+[.O35]*[.O$26]+[.P$26]*[.P35]+[.Q35]*[.Q$26]+[.R$26]*[.R35]+[.S35]*[.S$26]+[.T$26]*[.T35]" office:value-type="float" office:value="14.0930497381205" calcext:value-type="float">
            <text:p>14.09</text:p>
          </table:table-cell>
          <table:table-cell table:number-columns-repeated="1003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12]/MAX([.C$4:.C$21])" office:value-type="float" office:value="0.849301275401233" calcext:value-type="float">
            <text:p>0.85</text:p>
          </table:table-cell>
          <table:table-cell table:style-name="ce11" table:formula="of:=[.D12]/MAX([.D$4:.D$21])" office:value-type="float" office:value="0.513681138270704" calcext:value-type="float">
            <text:p>0.51</text:p>
          </table:table-cell>
          <table:table-cell table:style-name="ce11" table:formula="of:=1-[.E12]/MAX([.E$4:.E$21])" office:value-type="float" office:value="0.603813559322034" calcext:value-type="float">
            <text:p>0.60</text:p>
          </table:table-cell>
          <table:table-cell table:style-name="ce11" table:formula="of:=1-[.F12]/MAX([.F$4:.F$21])" office:value-type="float" office:value="0.129925803792251" calcext:value-type="float">
            <text:p>0.13</text:p>
          </table:table-cell>
          <table:table-cell table:style-name="ce11" table:formula="of:=1-[.G12]/MAX([.G$4:.G$21])" office:value-type="float" office:value="0.894597962325002" calcext:value-type="float">
            <text:p>0.89</text:p>
          </table:table-cell>
          <table:table-cell table:style-name="ce11" table:formula="of:=[.H12]/MAX([.H$4:.H$21])" office:value-type="float" office:value="0.576190476190476" calcext:value-type="float">
            <text:p>0.58</text:p>
          </table:table-cell>
          <table:table-cell table:style-name="ce11" table:formula="of:=1-[.I12]/MAX([.I$4:.I$21])" office:value-type="float" office:value="0.167213114754098" calcext:value-type="float">
            <text:p>0.17</text:p>
          </table:table-cell>
          <table:table-cell table:style-name="ce11" table:formula="of:=[.C36]*[.C$26]+[.D36]*[.D$26]+[.E$26]*[.E36]+[.F36]*[.F$26]+[.G$26]*[.G36]+[.H36]*[.H$26]+[.I$26]*[.I36]" office:value-type="float" office:value="13.1338963655438" calcext:value-type="float">
            <text:p>13.1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36]" office:value-type="float" office:value="0.849301275401233" calcext:value-type="float">
            <text:p>0.85</text:p>
          </table:table-cell>
          <table:table-cell table:style-name="ce11" table:formula="of:=[.D36]" office:value-type="float" office:value="0.513681138270704" calcext:value-type="float">
            <text:p>0.51</text:p>
          </table:table-cell>
          <table:table-cell table:style-name="ce11" table:formula="of:=[.E36]*1/MAX([.E$28:.E$45])" office:value-type="float" office:value="0.641891891891892" calcext:value-type="float">
            <text:p>0.64</text:p>
          </table:table-cell>
          <table:table-cell table:style-name="ce11" table:formula="of:=[.F36]*1/MAX([.F$28:.F$45])" office:value-type="float" office:value="0.232722976963969" calcext:value-type="float">
            <text:p>0.23</text:p>
          </table:table-cell>
          <table:table-cell table:style-name="ce11" table:formula="of:=[.G36]*1/MAX([.G$28:.G$45])" office:value-type="float" office:value="0.990665584415584" calcext:value-type="float">
            <text:p>0.99</text:p>
          </table:table-cell>
          <table:table-cell table:style-name="ce11" table:formula="of:=[.H36]" office:value-type="float" office:value="0.576190476190476" calcext:value-type="float">
            <text:p>0.58</text:p>
          </table:table-cell>
          <table:table-cell table:style-name="ce11" table:formula="of:=[.I36]*1/MAX([.I$28:.I$45])" office:value-type="float" office:value="0.263793103448276" calcext:value-type="float">
            <text:p>0.26</text:p>
          </table:table-cell>
          <table:table-cell table:style-name="ce11" table:formula="of:=[.N36]*[.N$26]+[.O36]*[.O$26]+[.P$26]*[.P36]+[.Q36]*[.Q$26]+[.R$26]*[.R36]+[.S36]*[.S$26]+[.T$26]*[.T36]" office:value-type="float" office:value="13.8527147036396" calcext:value-type="float">
            <text:p>13.85</text:p>
          </table:table-cell>
          <table:table-cell table:number-columns-repeated="1003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13]/MAX([.C$4:.C$21])" office:value-type="float" office:value="0.561146030389943" calcext:value-type="float">
            <text:p>0.56</text:p>
          </table:table-cell>
          <table:table-cell table:style-name="ce11" table:formula="of:=[.D13]/MAX([.D$4:.D$21])" office:value-type="float" office:value="0.355162349507479" calcext:value-type="float">
            <text:p>0.36</text:p>
          </table:table-cell>
          <table:table-cell table:style-name="ce11" table:formula="of:=1-[.E13]/MAX([.E$4:.E$21])" office:value-type="float" office:value="0.811440677966102" calcext:value-type="float">
            <text:p>0.81</text:p>
          </table:table-cell>
          <table:table-cell table:style-name="ce11" table:formula="of:=1-[.F13]/MAX([.F$4:.F$21])" office:value-type="float" office:value="0.558285243198681" calcext:value-type="float">
            <text:p>0.56</text:p>
          </table:table-cell>
          <table:table-cell table:style-name="ce11" table:formula="of:=1-[.G13]/MAX([.G$4:.G$21])" office:value-type="float" office:value="0.591658726086638" calcext:value-type="float">
            <text:p>0.59</text:p>
          </table:table-cell>
          <table:table-cell table:style-name="ce11" table:formula="of:=[.H13]/MAX([.H$4:.H$21])" office:value-type="float" office:value="0.333333333333333" calcext:value-type="float">
            <text:p>0.33</text:p>
          </table:table-cell>
          <table:table-cell table:style-name="ce11" table:formula="of:=1-[.I13]/MAX([.I$4:.I$21])" office:value-type="float" office:value="0.633879781420765" calcext:value-type="float">
            <text:p>0.63</text:p>
          </table:table-cell>
          <table:table-cell table:style-name="ce11" table:formula="of:=[.C37]*[.C$26]+[.D37]*[.D$26]+[.E$26]*[.E37]+[.F37]*[.F$26]+[.G$26]*[.G37]+[.H37]*[.H$26]+[.I$26]*[.I37]" office:value-type="float" office:value="11.039850704939" calcext:value-type="float">
            <text:p>11.0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37]" office:value-type="float" office:value="0.561146030389943" calcext:value-type="float">
            <text:p>0.56</text:p>
          </table:table-cell>
          <table:table-cell table:style-name="ce11" table:formula="of:=[.D37]" office:value-type="float" office:value="0.355162349507479" calcext:value-type="float">
            <text:p>0.36</text:p>
          </table:table-cell>
          <table:table-cell table:style-name="ce11" table:formula="of:=[.E37]*1/MAX([.E$28:.E$45])" office:value-type="float" office:value="0.862612612612613" calcext:value-type="float">
            <text:p>0.86</text:p>
          </table:table-cell>
          <table:table-cell table:style-name="ce11" table:formula="of:=[.F37]*1/MAX([.F$28:.F$45])" office:value-type="float" office:value="1" calcext:value-type="float">
            <text:p>1.00</text:p>
          </table:table-cell>
          <table:table-cell table:style-name="ce11" table:formula="of:=[.G37]*1/MAX([.G$28:.G$45])" office:value-type="float" office:value="0.655194805194805" calcext:value-type="float">
            <text:p>0.66</text:p>
          </table:table-cell>
          <table:table-cell table:style-name="ce11" table:formula="of:=[.H37]" office:value-type="float" office:value="0.333333333333333" calcext:value-type="float">
            <text:p>0.33</text:p>
          </table:table-cell>
          <table:table-cell table:style-name="ce11" table:formula="of:=[.I37]*1/MAX([.I$28:.I$45])" office:value-type="float" office:value="1" calcext:value-type="float">
            <text:p>1.00</text:p>
          </table:table-cell>
          <table:table-cell table:style-name="ce11" table:formula="of:=[.N37]*[.N$26]+[.O37]*[.O$26]+[.P$26]*[.P37]+[.Q37]*[.Q$26]+[.R$26]*[.R37]+[.S37]*[.S$26]+[.T$26]*[.T37]" office:value-type="float" office:value="12.8217062894491" calcext:value-type="float">
            <text:p>12.82</text:p>
          </table:table-cell>
          <table:table-cell table:number-columns-repeated="100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14]/MAX([.C$4:.C$21])" office:value-type="float" office:value="0.777292976139623" calcext:value-type="float">
            <text:p>0.78</text:p>
          </table:table-cell>
          <table:table-cell table:style-name="ce11" table:formula="of:=[.D14]/MAX([.D$4:.D$21])" office:value-type="float" office:value="0.599233856256841" calcext:value-type="float">
            <text:p>0.60</text:p>
          </table:table-cell>
          <table:table-cell table:style-name="ce11" table:formula="of:=1-[.E14]/MAX([.E$4:.E$21])" office:value-type="float" office:value="0.904661016949152" calcext:value-type="float">
            <text:p>0.90</text:p>
          </table:table-cell>
          <table:table-cell table:style-name="ce11" table:formula="of:=1-[.F14]/MAX([.F$4:.F$21])" office:value-type="float" office:value="0.294806265457543" calcext:value-type="float">
            <text:p>0.29</text:p>
          </table:table-cell>
          <table:table-cell table:style-name="ce11" table:formula="of:=1-[.G14]/MAX([.G$4:.G$21])" office:value-type="float" office:value="0.828996555009895" calcext:value-type="float">
            <text:p>0.83</text:p>
          </table:table-cell>
          <table:table-cell table:style-name="ce11" table:formula="of:=[.H14]/MAX([.H$4:.H$21])" office:value-type="float" office:value="0.428571428571429" calcext:value-type="float">
            <text:p>0.43</text:p>
          </table:table-cell>
          <table:table-cell table:style-name="ce11" table:formula="of:=1-[.I14]/MAX([.I$4:.I$21])" office:value-type="float" office:value="0.489617486338798" calcext:value-type="float">
            <text:p>0.49</text:p>
          </table:table-cell>
          <table:table-cell table:style-name="ce11" table:formula="of:=[.C38]*[.C$26]+[.D38]*[.D$26]+[.E$26]*[.E38]+[.F38]*[.F$26]+[.G$26]*[.G38]+[.H38]*[.H$26]+[.I$26]*[.I38]" office:value-type="float" office:value="13.6797760939149" calcext:value-type="float">
            <text:p>13.6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38]" office:value-type="float" office:value="0.777292976139623" calcext:value-type="float">
            <text:p>0.78</text:p>
          </table:table-cell>
          <table:table-cell table:style-name="ce11" table:formula="of:=[.D38]" office:value-type="float" office:value="0.599233856256841" calcext:value-type="float">
            <text:p>0.60</text:p>
          </table:table-cell>
          <table:table-cell table:style-name="ce11" table:formula="of:=[.E38]*1/MAX([.E$28:.E$45])" office:value-type="float" office:value="0.961711711711711" calcext:value-type="float">
            <text:p>0.96</text:p>
          </table:table-cell>
          <table:table-cell table:style-name="ce11" table:formula="of:=[.F38]*1/MAX([.F$28:.F$45])" office:value-type="float" office:value="0.528056704075605" calcext:value-type="float">
            <text:p>0.53</text:p>
          </table:table-cell>
          <table:table-cell table:style-name="ce11" table:formula="of:=[.G38]*1/MAX([.G$28:.G$45])" office:value-type="float" office:value="0.918019480519481" calcext:value-type="float">
            <text:p>0.92</text:p>
          </table:table-cell>
          <table:table-cell table:style-name="ce11" table:formula="of:=[.H38]" office:value-type="float" office:value="0.428571428571429" calcext:value-type="float">
            <text:p>0.43</text:p>
          </table:table-cell>
          <table:table-cell table:style-name="ce11" table:formula="of:=[.I38]*1/MAX([.I$28:.I$45])" office:value-type="float" office:value="0.772413793103448" calcext:value-type="float">
            <text:p>0.77</text:p>
          </table:table-cell>
          <table:table-cell table:style-name="ce11" table:formula="of:=[.N38]*[.N$26]+[.O38]*[.O$26]+[.P$26]*[.P38]+[.Q38]*[.Q$26]+[.R$26]*[.R38]+[.S38]*[.S$26]+[.T$26]*[.T38]" office:value-type="float" office:value="15.0855349241183" calcext:value-type="float">
            <text:p>15.09</text:p>
          </table:table-cell>
          <table:table-cell table:number-columns-repeated="100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15]/MAX([.C$4:.C$21])" office:value-type="float" office:value="0.737657899554525" calcext:value-type="float">
            <text:p>0.74</text:p>
          </table:table-cell>
          <table:table-cell table:style-name="ce11" table:formula="of:=[.D15]/MAX([.D$4:.D$21])" office:value-type="float" office:value="0.544874133527909" calcext:value-type="float">
            <text:p>0.54</text:p>
          </table:table-cell>
          <table:table-cell table:style-name="ce11" table:formula="of:=1-[.E15]/MAX([.E$4:.E$21])" office:value-type="float" office:value="0.921610169491525" calcext:value-type="float">
            <text:p>0.92</text:p>
          </table:table-cell>
          <table:table-cell table:style-name="ce11" table:formula="of:=1-[.F15]/MAX([.F$4:.F$21])" office:value-type="float" office:value="0.291838417147568" calcext:value-type="float">
            <text:p>0.29</text:p>
          </table:table-cell>
          <table:table-cell table:style-name="ce11" table:formula="of:=1-[.G15]/MAX([.G$4:.G$21])" office:value-type="float" office:value="0.820274133255149" calcext:value-type="float">
            <text:p>0.82</text:p>
          </table:table-cell>
          <table:table-cell table:style-name="ce11" table:formula="of:=[.H15]/MAX([.H$4:.H$21])" office:value-type="float" office:value="0.490476190476191" calcext:value-type="float">
            <text:p>0.49</text:p>
          </table:table-cell>
          <table:table-cell table:style-name="ce11" table:formula="of:=1-[.I15]/MAX([.I$4:.I$21])" office:value-type="float" office:value="0.484153005464481" calcext:value-type="float">
            <text:p>0.48</text:p>
          </table:table-cell>
          <table:table-cell table:style-name="ce11" table:formula="of:=[.C39]*[.C$26]+[.D39]*[.D$26]+[.E$26]*[.E39]+[.F39]*[.F$26]+[.G$26]*[.G39]+[.H39]*[.H$26]+[.I$26]*[.I39]" office:value-type="float" office:value="13.396386271692" calcext:value-type="float">
            <text:p>13.4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39]" office:value-type="float" office:value="0.737657899554525" calcext:value-type="float">
            <text:p>0.74</text:p>
          </table:table-cell>
          <table:table-cell table:style-name="ce11" table:formula="of:=[.D39]" office:value-type="float" office:value="0.544874133527909" calcext:value-type="float">
            <text:p>0.54</text:p>
          </table:table-cell>
          <table:table-cell table:style-name="ce11" table:formula="of:=[.E39]*1/MAX([.E$28:.E$45])" office:value-type="float" office:value="0.97972972972973" calcext:value-type="float">
            <text:p>0.98</text:p>
          </table:table-cell>
          <table:table-cell table:style-name="ce11" table:formula="of:=[.F39]*1/MAX([.F$28:.F$45])" office:value-type="float" office:value="0.522740696987596" calcext:value-type="float">
            <text:p>0.52</text:p>
          </table:table-cell>
          <table:table-cell table:style-name="ce11" table:formula="of:=[.G39]*1/MAX([.G$28:.G$45])" office:value-type="float" office:value="0.90836038961039" calcext:value-type="float">
            <text:p>0.91</text:p>
          </table:table-cell>
          <table:table-cell table:style-name="ce11" table:formula="of:=[.H39]" office:value-type="float" office:value="0.490476190476191" calcext:value-type="float">
            <text:p>0.49</text:p>
          </table:table-cell>
          <table:table-cell table:style-name="ce11" table:formula="of:=[.I39]*1/MAX([.I$28:.I$45])" office:value-type="float" office:value="0.763793103448276" calcext:value-type="float">
            <text:p>0.76</text:p>
          </table:table-cell>
          <table:table-cell table:style-name="ce11" table:formula="of:=[.N39]*[.N$26]+[.O39]*[.O$26]+[.P$26]*[.P39]+[.Q39]*[.Q$26]+[.R$26]*[.R39]+[.S39]*[.S$26]+[.T$26]*[.T39]" office:value-type="float" office:value="14.7885871747873" calcext:value-type="float">
            <text:p>14.79</text:p>
          </table:table-cell>
          <table:table-cell table:number-columns-repeated="100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16]/MAX([.C$4:.C$21])" office:value-type="float" office:value="0.652376884115457" calcext:value-type="float">
            <text:p>0.65</text:p>
          </table:table-cell>
          <table:table-cell table:style-name="ce11" table:formula="of:=[.D16]/MAX([.D$4:.D$21])" office:value-type="float" office:value="0.487595767967895" calcext:value-type="float">
            <text:p>0.49</text:p>
          </table:table-cell>
          <table:table-cell table:style-name="ce11" table:formula="of:=1-[.E16]/MAX([.E$4:.E$21])" office:value-type="float" office:value="0.940677966101695" calcext:value-type="float">
            <text:p>0.94</text:p>
          </table:table-cell>
          <table:table-cell table:style-name="ce11" table:formula="of:=1-[.F16]/MAX([.F$4:.F$21])" office:value-type="float" office:value="0.40313272877164" calcext:value-type="float">
            <text:p>0.40</text:p>
          </table:table-cell>
          <table:table-cell table:style-name="ce11" table:formula="of:=1-[.G16]/MAX([.G$4:.G$21])" office:value-type="float" office:value="0.842556622443744" calcext:value-type="float">
            <text:p>0.84</text:p>
          </table:table-cell>
          <table:table-cell table:style-name="ce11" table:formula="of:=[.H16]/MAX([.H$4:.H$21])" office:value-type="float" office:value="0.423809523809524" calcext:value-type="float">
            <text:p>0.42</text:p>
          </table:table-cell>
          <table:table-cell table:style-name="ce11" table:formula="of:=1-[.I16]/MAX([.I$4:.I$21])" office:value-type="float" office:value="0.53879781420765" calcext:value-type="float">
            <text:p>0.54</text:p>
          </table:table-cell>
          <table:table-cell table:style-name="ce11" table:formula="of:=[.C40]*[.C$26]+[.D40]*[.D$26]+[.E$26]*[.E40]+[.F40]*[.F$26]+[.G$26]*[.G40]+[.H40]*[.H$26]+[.I$26]*[.I40]" office:value-type="float" office:value="12.788728068968" calcext:value-type="float">
            <text:p>12.7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40]" office:value-type="float" office:value="0.652376884115457" calcext:value-type="float">
            <text:p>0.65</text:p>
          </table:table-cell>
          <table:table-cell table:style-name="ce11" table:formula="of:=[.D40]" office:value-type="float" office:value="0.487595767967895" calcext:value-type="float">
            <text:p>0.49</text:p>
          </table:table-cell>
          <table:table-cell table:style-name="ce11" table:formula="of:=[.E40]*1/MAX([.E$28:.E$45])" office:value-type="float" office:value="1" calcext:value-type="float">
            <text:p>1.00</text:p>
          </table:table-cell>
          <table:table-cell table:style-name="ce11" table:formula="of:=[.F40]*1/MAX([.F$28:.F$45])" office:value-type="float" office:value="0.72209096278795" calcext:value-type="float">
            <text:p>0.72</text:p>
          </table:table-cell>
          <table:table-cell table:style-name="ce11" table:formula="of:=[.G40]*1/MAX([.G$28:.G$45])" office:value-type="float" office:value="0.933035714285714" calcext:value-type="float">
            <text:p>0.93</text:p>
          </table:table-cell>
          <table:table-cell table:style-name="ce11" table:formula="of:=[.H40]" office:value-type="float" office:value="0.423809523809524" calcext:value-type="float">
            <text:p>0.42</text:p>
          </table:table-cell>
          <table:table-cell table:style-name="ce11" table:formula="of:=[.I40]*1/MAX([.I$28:.I$45])" office:value-type="float" office:value="0.85" calcext:value-type="float">
            <text:p>0.85</text:p>
          </table:table-cell>
          <table:table-cell table:style-name="ce11" table:formula="of:=[.N40]*[.N$26]+[.O40]*[.O$26]+[.P$26]*[.P40]+[.Q40]*[.Q$26]+[.R$26]*[.R40]+[.S40]*[.S$26]+[.T$26]*[.T40]" office:value-type="float" office:value="14.3720521697856" calcext:value-type="float">
            <text:p>14.37</text:p>
          </table:table-cell>
          <table:table-cell table:number-columns-repeated="100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17]/MAX([.C$4:.C$21])" office:value-type="float" office:value="0.701623237932508" calcext:value-type="float">
            <text:p>0.70</text:p>
          </table:table-cell>
          <table:table-cell table:style-name="ce11" table:formula="of:=[.D17]/MAX([.D$4:.D$21])" office:value-type="float" office:value="0.571871579715432" calcext:value-type="float">
            <text:p>0.57</text:p>
          </table:table-cell>
          <table:table-cell table:style-name="ce11" table:formula="of:=1-[.E17]/MAX([.E$4:.E$21])" office:value-type="float" office:value="0.478813559322034" calcext:value-type="float">
            <text:p>0.48</text:p>
          </table:table-cell>
          <table:table-cell table:style-name="ce11" table:formula="of:=1-[.F17]/MAX([.F$4:.F$21])" office:value-type="float" office:value="0.514427040395713" calcext:value-type="float">
            <text:p>0.51</text:p>
          </table:table-cell>
          <table:table-cell table:style-name="ce11" table:formula="of:=1-[.G17]/MAX([.G$4:.G$21])" office:value-type="float" office:value="0.7827457304112" calcext:value-type="float">
            <text:p>0.78</text:p>
          </table:table-cell>
          <table:table-cell table:style-name="ce11" table:formula="of:=[.H17]/MAX([.H$4:.H$21])" office:value-type="float" office:value="0.238095238095238" calcext:value-type="float">
            <text:p>0.24</text:p>
          </table:table-cell>
          <table:table-cell table:style-name="ce11" table:formula="of:=1-[.I17]/MAX([.I$4:.I$21])" office:value-type="float" office:value="0.410928961748634" calcext:value-type="float">
            <text:p>0.41</text:p>
          </table:table-cell>
          <table:table-cell table:style-name="ce11" table:formula="of:=[.C41]*[.C$26]+[.D41]*[.D$26]+[.E$26]*[.E41]+[.F41]*[.F$26]+[.G$26]*[.G41]+[.H41]*[.H$26]+[.I$26]*[.I41]" office:value-type="float" office:value="11.9155277951568" calcext:value-type="float">
            <text:p>11.92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41]" office:value-type="float" office:value="0.701623237932508" calcext:value-type="float">
            <text:p>0.70</text:p>
          </table:table-cell>
          <table:table-cell table:style-name="ce11" table:formula="of:=[.D41]" office:value-type="float" office:value="0.571871579715432" calcext:value-type="float">
            <text:p>0.57</text:p>
          </table:table-cell>
          <table:table-cell table:style-name="ce11" table:formula="of:=[.E41]*1/MAX([.E$28:.E$45])" office:value-type="float" office:value="0.509009009009009" calcext:value-type="float">
            <text:p>0.51</text:p>
          </table:table-cell>
          <table:table-cell table:style-name="ce11" table:formula="of:=[.F41]*1/MAX([.F$28:.F$45])" office:value-type="float" office:value="0.921441228588305" calcext:value-type="float">
            <text:p>0.92</text:p>
          </table:table-cell>
          <table:table-cell table:style-name="ce11" table:formula="of:=[.G41]*1/MAX([.G$28:.G$45])" office:value-type="float" office:value="0.866801948051948" calcext:value-type="float">
            <text:p>0.87</text:p>
          </table:table-cell>
          <table:table-cell table:style-name="ce11" table:formula="of:=[.H41]" office:value-type="float" office:value="0.238095238095238" calcext:value-type="float">
            <text:p>0.24</text:p>
          </table:table-cell>
          <table:table-cell table:style-name="ce11" table:formula="of:=[.I41]*1/MAX([.I$28:.I$45])" office:value-type="float" office:value="0.648275862068966" calcext:value-type="float">
            <text:p>0.65</text:p>
          </table:table-cell>
          <table:table-cell table:style-name="ce11" table:formula="of:=[.N41]*[.N$26]+[.O41]*[.O$26]+[.P$26]*[.P41]+[.Q41]*[.Q$26]+[.R$26]*[.R41]+[.S41]*[.S$26]+[.T$26]*[.T41]" office:value-type="float" office:value="13.3169467869196" calcext:value-type="float">
            <text:p>13.32</text:p>
          </table:table-cell>
          <table:table-cell table:number-columns-repeated="100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18]/MAX([.C$4:.C$21])" office:value-type="float" office:value="0.856990297186795" calcext:value-type="float">
            <text:p>0.86</text:p>
          </table:table-cell>
          <table:table-cell table:style-name="ce11" table:formula="of:=[.D18]/MAX([.D$4:.D$21])" office:value-type="float" office:value="0.624954396205764" calcext:value-type="float">
            <text:p>0.62</text:p>
          </table:table-cell>
          <table:table-cell table:style-name="ce11" table:formula="of:=1-[.E18]/MAX([.E$4:.E$21])" office:value-type="float" office:value="0.296610169491525" calcext:value-type="float">
            <text:p>0.30</text:p>
          </table:table-cell>
          <table:table-cell table:style-name="ce11" table:formula="of:=1-[.F18]/MAX([.F$4:.F$21])" office:value-type="float" office:value="0.14113767518549" calcext:value-type="float">
            <text:p>0.14</text:p>
          </table:table-cell>
          <table:table-cell table:style-name="ce11" table:formula="of:=1-[.G18]/MAX([.G$4:.G$21])" office:value-type="float" office:value="0.324562046470717" calcext:value-type="float">
            <text:p>0.32</text:p>
          </table:table-cell>
          <table:table-cell table:style-name="ce11" table:formula="of:=[.H18]/MAX([.H$4:.H$21])" office:value-type="float" office:value="0.433333333333333" calcext:value-type="float">
            <text:p>0.43</text:p>
          </table:table-cell>
          <table:table-cell table:style-name="ce11" table:formula="of:=1-[.I18]/MAX([.I$4:.I$21])" office:value-type="float" office:value="0.515846994535519" calcext:value-type="float">
            <text:p>0.52</text:p>
          </table:table-cell>
          <table:table-cell table:style-name="ce11" table:formula="of:=[.C42]*[.C$26]+[.D42]*[.D$26]+[.E$26]*[.E42]+[.F42]*[.F$26]+[.G$26]*[.G42]+[.H42]*[.H$26]+[.I$26]*[.I42]" office:value-type="float" office:value="12.1327702366206" calcext:value-type="float">
            <text:p>12.1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42]" office:value-type="float" office:value="0.856990297186795" calcext:value-type="float">
            <text:p>0.86</text:p>
          </table:table-cell>
          <table:table-cell table:style-name="ce11" table:formula="of:=[.D42]" office:value-type="float" office:value="0.624954396205764" calcext:value-type="float">
            <text:p>0.62</text:p>
          </table:table-cell>
          <table:table-cell table:style-name="ce11" table:formula="of:=[.E42]*1/MAX([.E$28:.E$45])" office:value-type="float" office:value="0.315315315315315" calcext:value-type="float">
            <text:p>0.32</text:p>
          </table:table-cell>
          <table:table-cell table:style-name="ce11" table:formula="of:=[.F42]*1/MAX([.F$28:.F$45])" office:value-type="float" office:value="0.25280567040756" calcext:value-type="float">
            <text:p>0.25</text:p>
          </table:table-cell>
          <table:table-cell table:style-name="ce11" table:formula="of:=[.G42]*1/MAX([.G$28:.G$45])" office:value-type="float" office:value="0.359415584415584" calcext:value-type="float">
            <text:p>0.36</text:p>
          </table:table-cell>
          <table:table-cell table:style-name="ce11" table:formula="of:=[.H42]" office:value-type="float" office:value="0.433333333333333" calcext:value-type="float">
            <text:p>0.43</text:p>
          </table:table-cell>
          <table:table-cell table:style-name="ce11" table:formula="of:=[.I42]*1/MAX([.I$28:.I$45])" office:value-type="float" office:value="0.813793103448276" calcext:value-type="float">
            <text:p>0.81</text:p>
          </table:table-cell>
          <table:table-cell table:style-name="ce11" table:formula="of:=[.N42]*[.N$26]+[.O42]*[.O$26]+[.P$26]*[.P42]+[.Q42]*[.Q$26]+[.R$26]*[.R42]+[.S42]*[.S$26]+[.T$26]*[.T42]" office:value-type="float" office:value="13.2615423182393" calcext:value-type="float">
            <text:p>13.26</text:p>
          </table:table-cell>
          <table:table-cell table:number-columns-repeated="100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19]/MAX([.C$4:.C$21])" office:value-type="float" office:value="0.68356013913468" calcext:value-type="float">
            <text:p>0.68</text:p>
          </table:table-cell>
          <table:table-cell table:style-name="ce11" table:formula="of:=[.D19]/MAX([.D$4:.D$21])" office:value-type="float" office:value="0.728018971178402" calcext:value-type="float">
            <text:p>0.73</text:p>
          </table:table-cell>
          <table:table-cell table:style-name="ce11" table:formula="of:=1-[.E19]/MAX([.E$4:.E$21])" office:value-type="float" office:value="0.406779661016949" calcext:value-type="float">
            <text:p>0.41</text:p>
          </table:table-cell>
          <table:table-cell table:style-name="ce11" table:formula="of:=1-[.F19]/MAX([.F$4:.F$21])" office:value-type="float" office:value="0.4199505358615" calcext:value-type="float">
            <text:p>0.42</text:p>
          </table:table-cell>
          <table:table-cell table:style-name="ce11" table:formula="of:=1-[.G19]/MAX([.G$4:.G$21])" office:value-type="float" office:value="0.509711940189108" calcext:value-type="float">
            <text:p>0.51</text:p>
          </table:table-cell>
          <table:table-cell table:style-name="ce11" table:formula="of:=[.H19]/MAX([.H$4:.H$21])" office:value-type="float" office:value="0.519047619047619" calcext:value-type="float">
            <text:p>0.52</text:p>
          </table:table-cell>
          <table:table-cell table:style-name="ce11" table:formula="of:=1-[.I19]/MAX([.I$4:.I$21])" office:value-type="float" office:value="0.610928961748634" calcext:value-type="float">
            <text:p>0.61</text:p>
          </table:table-cell>
          <table:table-cell table:style-name="ce11" table:formula="of:=[.C43]*[.C$26]+[.D43]*[.D$26]+[.E$26]*[.E43]+[.F43]*[.F$26]+[.G$26]*[.G43]+[.H43]*[.H$26]+[.I$26]*[.I43]" office:value-type="float" office:value="12.7147736473125" calcext:value-type="float">
            <text:p>12.7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43]" office:value-type="float" office:value="0.68356013913468" calcext:value-type="float">
            <text:p>0.68</text:p>
          </table:table-cell>
          <table:table-cell table:style-name="ce11" table:formula="of:=[.D43]" office:value-type="float" office:value="0.728018971178402" calcext:value-type="float">
            <text:p>0.73</text:p>
          </table:table-cell>
          <table:table-cell table:style-name="ce11" table:formula="of:=[.E43]*1/MAX([.E$28:.E$45])" office:value-type="float" office:value="0.432432432432433" calcext:value-type="float">
            <text:p>0.43</text:p>
          </table:table-cell>
          <table:table-cell table:style-name="ce11" table:formula="of:=[.F43]*1/MAX([.F$28:.F$45])" office:value-type="float" office:value="0.752215002953337" calcext:value-type="float">
            <text:p>0.75</text:p>
          </table:table-cell>
          <table:table-cell table:style-name="ce11" table:formula="of:=[.G43]*1/MAX([.G$28:.G$45])" office:value-type="float" office:value="0.564448051948052" calcext:value-type="float">
            <text:p>0.56</text:p>
          </table:table-cell>
          <table:table-cell table:style-name="ce11" table:formula="of:=[.H43]" office:value-type="float" office:value="0.519047619047619" calcext:value-type="float">
            <text:p>0.52</text:p>
          </table:table-cell>
          <table:table-cell table:style-name="ce11" table:formula="of:=[.I43]*1/MAX([.I$28:.I$45])" office:value-type="float" office:value="0.963793103448276" calcext:value-type="float">
            <text:p>0.96</text:p>
          </table:table-cell>
          <table:table-cell table:style-name="ce11" table:formula="of:=[.N43]*[.N$26]+[.O43]*[.O$26]+[.P$26]*[.P43]+[.Q43]*[.Q$26]+[.R$26]*[.R43]+[.S43]*[.S$26]+[.T$26]*[.T43]" office:value-type="float" office:value="14.2954916461956" calcext:value-type="float">
            <text:p>14.30</text:p>
          </table:table-cell>
          <table:table-cell table:number-columns-repeated="100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20]/MAX([.C$4:.C$21])" office:value-type="float" office:value="1" calcext:value-type="float">
            <text:p>1.00</text:p>
          </table:table-cell>
          <table:table-cell table:style-name="ce11" table:formula="of:=[.D20]/MAX([.D$4:.D$21])" office:value-type="float" office:value="0.640459686245896" calcext:value-type="float">
            <text:p>0.64</text:p>
          </table:table-cell>
          <table:table-cell table:style-name="ce11" table:formula="of:=1-[.E20]/MAX([.E$4:.E$21])" office:value-type="float" office:value="0.239406779661017" calcext:value-type="float">
            <text:p>0.24</text:p>
          </table:table-cell>
          <table:table-cell table:style-name="ce11" table:formula="of:=1-[.F20]/MAX([.F$4:.F$21])" office:value-type="float" office:value="0.0351195383347075" calcext:value-type="float">
            <text:p>0.04</text:p>
          </table:table-cell>
          <table:table-cell table:style-name="ce11" table:formula="of:=1-[.G20]/MAX([.G$4:.G$21])" office:value-type="float" office:value="0" calcext:value-type="float">
            <text:p>0.00</text:p>
          </table:table-cell>
          <table:table-cell table:style-name="ce11" table:formula="of:=[.H20]/MAX([.H$4:.H$21])" office:value-type="float" office:value="0.266666666666667" calcext:value-type="float">
            <text:p>0.27</text:p>
          </table:table-cell>
          <table:table-cell table:style-name="ce11" table:formula="of:=1-[.I20]/MAX([.I$4:.I$21])" office:value-type="float" office:value="0.479781420765027" calcext:value-type="float">
            <text:p>0.48</text:p>
          </table:table-cell>
          <table:table-cell table:style-name="ce11" table:formula="of:=[.C44]*[.C$26]+[.D44]*[.D$26]+[.E$26]*[.E44]+[.F44]*[.F$26]+[.G$26]*[.G44]+[.H44]*[.H$26]+[.I$26]*[.I44]" office:value-type="float" office:value="11.4352496390285" calcext:value-type="float">
            <text:p>11.4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44]" office:value-type="float" office:value="1" calcext:value-type="float">
            <text:p>1.00</text:p>
          </table:table-cell>
          <table:table-cell table:style-name="ce11" table:formula="of:=[.D44]" office:value-type="float" office:value="0.640459686245896" calcext:value-type="float">
            <text:p>0.64</text:p>
          </table:table-cell>
          <table:table-cell table:style-name="ce11" table:formula="of:=[.E44]*1/MAX([.E$28:.E$45])" office:value-type="float" office:value="0.254504504504505" calcext:value-type="float">
            <text:p>0.25</text:p>
          </table:table-cell>
          <table:table-cell table:style-name="ce11" table:formula="of:=[.F44]*1/MAX([.F$28:.F$45])" office:value-type="float" office:value="0.0629060838747788" calcext:value-type="float">
            <text:p>0.06</text:p>
          </table:table-cell>
          <table:table-cell table:style-name="ce11" table:formula="of:=[.G44]*1/MAX([.G$28:.G$45])" office:value-type="float" office:value="0" calcext:value-type="float">
            <text:p>0.00</text:p>
          </table:table-cell>
          <table:table-cell table:style-name="ce11" table:formula="of:=[.H44]" office:value-type="float" office:value="0.266666666666667" calcext:value-type="float">
            <text:p>0.27</text:p>
          </table:table-cell>
          <table:table-cell table:style-name="ce11" table:formula="of:=[.I44]*1/MAX([.I$28:.I$45])" office:value-type="float" office:value="0.756896551724138" calcext:value-type="float">
            <text:p>0.76</text:p>
          </table:table-cell>
          <table:table-cell table:style-name="ce11" table:formula="of:=[.N44]*[.N$26]+[.O44]*[.O$26]+[.P$26]*[.P44]+[.Q44]*[.Q$26]+[.R$26]*[.R44]+[.S44]*[.S$26]+[.T$26]*[.T44]" office:value-type="float" office:value="12.3094793022894" calcext:value-type="float">
            <text:p>12.31</text:p>
          </table:table-cell>
          <table:table-cell table:number-columns-repeated="100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21]/MAX([.C$4:.C$21])" office:value-type="float" office:value="0.663330688960762" calcext:value-type="float">
            <text:p>0.66</text:p>
          </table:table-cell>
          <table:table-cell table:style-name="ce11" table:formula="of:=[.D21]/MAX([.D$4:.D$21])" office:value-type="float" office:value="0.493797883983947" calcext:value-type="float">
            <text:p>0.49</text:p>
          </table:table-cell>
          <table:table-cell table:style-name="ce11" table:formula="of:=1-[.E21]/MAX([.E$4:.E$21])" office:value-type="float" office:value="0.735169491525424" calcext:value-type="float">
            <text:p>0.74</text:p>
          </table:table-cell>
          <table:table-cell table:style-name="ce11" table:formula="of:=1-[.F21]/MAX([.F$4:.F$21])" office:value-type="float" office:value="0.444517724649629" calcext:value-type="float">
            <text:p>0.44</text:p>
          </table:table-cell>
          <table:table-cell table:style-name="ce11" table:formula="of:=1-[.G21]/MAX([.G$4:.G$21])" office:value-type="float" office:value="0.658213003005204" calcext:value-type="float">
            <text:p>0.66</text:p>
          </table:table-cell>
          <table:table-cell table:style-name="ce11" table:formula="of:=[.H21]/MAX([.H$4:.H$21])" office:value-type="float" office:value="0.423809523809524" calcext:value-type="float">
            <text:p>0.42</text:p>
          </table:table-cell>
          <table:table-cell table:style-name="ce11" table:formula="of:=1-[.I21]/MAX([.I$4:.I$21])" office:value-type="float" office:value="0" calcext:value-type="float">
            <text:p>0.00</text:p>
          </table:table-cell>
          <table:table-cell table:style-name="ce11" table:formula="of:=[.C45]*[.C$26]+[.D45]*[.D$26]+[.E$26]*[.E45]+[.F45]*[.F$26]+[.G$26]*[.G45]+[.H45]*[.H$26]+[.I$26]*[.I45]" office:value-type="float" office:value="10.5504632712964" calcext:value-type="float">
            <text:p>10.55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45]" office:value-type="float" office:value="0.663330688960762" calcext:value-type="float">
            <text:p>0.66</text:p>
          </table:table-cell>
          <table:table-cell table:style-name="ce11" table:formula="of:=[.D45]" office:value-type="float" office:value="0.493797883983947" calcext:value-type="float">
            <text:p>0.49</text:p>
          </table:table-cell>
          <table:table-cell table:style-name="ce11" table:formula="of:=[.E45]*1/MAX([.E$28:.E$45])" office:value-type="float" office:value="0.781531531531532" calcext:value-type="float">
            <text:p>0.78</text:p>
          </table:table-cell>
          <table:table-cell table:style-name="ce11" table:formula="of:=[.F45]*1/MAX([.F$28:.F$45])" office:value-type="float" office:value="0.796219728292971" calcext:value-type="float">
            <text:p>0.80</text:p>
          </table:table-cell>
          <table:table-cell table:style-name="ce11" table:formula="of:=[.G45]*1/MAX([.G$28:.G$45])" office:value-type="float" office:value="0.728896103896104" calcext:value-type="float">
            <text:p>0.73</text:p>
          </table:table-cell>
          <table:table-cell table:style-name="ce11" table:formula="of:=[.H45]" office:value-type="float" office:value="0.423809523809524" calcext:value-type="float">
            <text:p>0.42</text:p>
          </table:table-cell>
          <table:table-cell table:style-name="ce11" table:formula="of:=[.I45]*1/MAX([.I$28:.I$45])" office:value-type="float" office:value="0" calcext:value-type="float">
            <text:p>0.00</text:p>
          </table:table-cell>
          <table:table-cell table:style-name="ce11" table:formula="of:=[.N45]*[.N$26]+[.O45]*[.O$26]+[.P$26]*[.P45]+[.Q45]*[.Q$26]+[.R$26]*[.R45]+[.S45]*[.S$26]+[.T$26]*[.T45]" office:value-type="float" office:value="11.1605766176186" calcext:value-type="float">
            <text:p>11.16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8" calcext:value-type="float">
            <text:p>18</text:p>
          </table:table-cell>
          <table:table-cell table:number-columns-repeated="102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16:55:54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33M17S</meta:editing-duration>
    <meta:editing-cycles>52</meta:editing-cycles>
    <meta:generator>LibreOffice/5.2.7.2$Windows_x86 LibreOffice_project/2b7f1e640c46ceb28adf43ee075a6e8b8439ed10</meta:generator>
    <dc:date>2019-06-13T16:57:12.468000000</dc:date>
    <meta:document-statistic meta:table-count="3" meta:cell-count="1205" meta:object-count="0"/>
    <meta:user-defined meta:name="Info 1"/>
    <meta:user-defined meta:name="Info 2"/>
    <meta:user-defined meta:name="Info 3"/>
    <meta:user-defined meta:name="Info 4"/>
  </office:meta>
</office:document-meta>
</file>